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77.9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iterations</text:p>
          </table:table-cell>
          <table:table-cell office:value-type="string" calcext:value-type="string">
            <text:p><text:s/>problem</text:p>
          </table:table-cell>
          <table:table-cell office:value-type="string" calcext:value-type="string">
            <text:p><text:s/>colony size</text:p>
          </table:table-cell>
          <table:table-cell office:value-type="string" calcext:value-type="string">
            <text:p><text:s/>Setup rand Kernel</text:p>
          </table:table-cell>
          <table:table-cell office:value-type="string" calcext:value-type="string">
            <text:p><text:s/>read map</text:p>
          </table:table-cell>
          <table:table-cell office:value-type="string" calcext:value-type="string">
            <text:p><text:s/>Distance Kernel</text:p>
          </table:table-cell>
          <table:table-cell office:value-type="string" calcext:value-type="string">
            <text:p><text:s/>Iroulete </text:p>
          </table:table-cell>
          <table:table-cell office:value-type="string" calcext:value-type="string">
            <text:p><text:s/>Route </text:p>
          </table:table-cell>
          <table:table-cell office:value-type="string" calcext:value-type="string">
            <text:p><text:s/>Pheromone</text:p>
          </table:table-cell>
          <table:table-cell office:value-type="string" calcext:value-type="string">
            <text:p><text:s/>Best Check</text:p>
          </table:table-cell>
          <table:table-cell office:value-type="string" calcext:value-type="string">
            <text:p><text:s text:c="2"/>Copy Data</text:p>
          </table:table-cell>
          <table:table-cell office:value-type="string" calcext:value-type="string">
            <text:p><text:s/>Total Time 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13609" calcext:value-type="float">
            <text:p>0.13609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911" calcext:value-type="float">
            <text:p>0.00911</text:p>
          </table:table-cell>
          <table:table-cell table:number-columns-repeated="2" office:value-type="float" office:value="0.00004" calcext:value-type="float">
            <text:p>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2.34787" calcext:value-type="float">
            <text:p>6662.34787</text:p>
          </table:table-cell>
          <table:table-cell office:value-type="float" office:value="0.279331" calcext:value-type="float">
            <text:p>0.279331</text:p>
          </table:table-cell>
          <table:table-cell table:formula="of:=AVERAGE([.N2:.N6])" office:value-type="float" office:value="0.1445442" calcext:value-type="float">
            <text:p>0.1445442</text:p>
          </table:table-cell>
          <table:table-cell table:number-columns-repeated="2"/>
          <table:table-cell table:formula="of:=AVERAGE([.E2:.E6])" office:value-type="float" office:value="0.028602" calcext:value-type="float">
            <text:p>0.028602</text:p>
          </table:table-cell>
          <table:table-cell table:formula="of:=AVERAGE([.F2:.F6])" office:value-type="float" office:value="0.000582" calcext:value-type="float">
            <text:p>0.000582</text:p>
          </table:table-cell>
          <table:table-cell table:formula="of:=AVERAGE([.G2:.G6])" office:value-type="float" office:value="0.00002" calcext:value-type="float">
            <text:p>2E-05</text:p>
          </table:table-cell>
          <table:table-cell table:formula="of:=AVERAGE([.H2:.H6])" office:value-type="float" office:value="0.000906" calcext:value-type="float">
            <text:p>0.000906</text:p>
          </table:table-cell>
          <table:table-cell table:formula="of:=AVERAGE([.I2:.I6])" office:value-type="float" office:value="0.007452" calcext:value-type="float">
            <text:p>0.007452</text:p>
          </table:table-cell>
          <table:table-cell table:formula="of:=AVERAGE([.J2:.J6])" office:value-type="float" office:value="0.000032" calcext:value-type="float">
            <text:p>3.2E-05</text:p>
          </table:table-cell>
          <table:table-cell table:formula="of:=AVERAGE([.K2:.K6])" office:value-type="float" office:value="0.000032" calcext:value-type="float">
            <text:p>3.2E-05</text:p>
          </table:table-cell>
          <table:table-cell table:formula="of:=AVERAGE([.L2:.L6])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886" calcext:value-type="float">
            <text:p>0.00886</text:p>
          </table:table-cell>
          <table:table-cell table:number-columns-repeated="2"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2.34787" calcext:value-type="float">
            <text:p>6662.34787</text:p>
          </table:table-cell>
          <table:table-cell office:value-type="float" office:value="0.139052" calcext:value-type="float">
            <text:p>0.13905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647" calcext:value-type="float">
            <text:p>0.00647</text:p>
          </table:table-cell>
          <table:table-cell table:number-columns-repeated="2"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2229" calcext:value-type="float">
            <text:p>0.10222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42" calcext:value-type="float">
            <text:p>0.00642</text:p>
          </table:table-cell>
          <table:table-cell table:number-columns-repeated="2"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1308" calcext:value-type="float">
            <text:p>0.10130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4" calcext:value-type="float">
            <text:p>0.0064</text:p>
          </table:table-cell>
          <table:table-cell table:number-columns-repeated="2"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0801" calcext:value-type="float">
            <text:p>0.10080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41" calcext:value-type="float">
            <text:p>0.00641</text:p>
          </table:table-cell>
          <table:table-cell table:number-columns-repeated="2" office:value-type="float" office:value="0.00004" calcext:value-type="float">
            <text:p>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5844" calcext:value-type="float">
            <text:p>0.105844</text:p>
          </table:table-cell>
          <table:table-cell table:formula="of:=AVERAGE([.N7:.N11])" office:value-type="float" office:value="0.105885" calcext:value-type="float">
            <text:p>0.105885</text:p>
          </table:table-cell>
          <table:table-cell table:number-columns-repeated="2"/>
          <table:table-cell table:formula="of:=AVERAGE([.E7:.E11])" office:value-type="float" office:value="0.00463" calcext:value-type="float">
            <text:p>0.00463</text:p>
          </table:table-cell>
          <table:table-cell table:formula="of:=AVERAGE([.F7:.F11])" office:value-type="float" office:value="0.000136" calcext:value-type="float">
            <text:p>0.000136</text:p>
          </table:table-cell>
          <table:table-cell table:formula="of:=AVERAGE([.G7:.G11])" office:value-type="float" office:value="0.00002" calcext:value-type="float">
            <text:p>2E-05</text:p>
          </table:table-cell>
          <table:table-cell table:formula="of:=AVERAGE([.H7:.H11])" office:value-type="float" office:value="0.00074" calcext:value-type="float">
            <text:p>0.00074</text:p>
          </table:table-cell>
          <table:table-cell table:formula="of:=AVERAGE([.I7:.I11])" office:value-type="float" office:value="0.006412" calcext:value-type="float">
            <text:p>0.006412</text:p>
          </table:table-cell>
          <table:table-cell table:formula="of:=AVERAGE([.J7:.J11])" office:value-type="float" office:value="0.00004" calcext:value-type="float">
            <text:p>4E-05</text:p>
          </table:table-cell>
          <table:table-cell table:formula="of:=AVERAGE([.K7:.K11])" office:value-type="float" office:value="0.00004" calcext:value-type="float">
            <text:p>4E-05</text:p>
          </table:table-cell>
          <table:table-cell table:formula="of:=AVERAGE([.L7:.L11])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41" calcext:value-type="float">
            <text:p>0.00641</text:p>
          </table:table-cell>
          <table:table-cell table:number-columns-repeated="2" office:value-type="float" office:value="0.00004" calcext:value-type="float">
            <text:p>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5807" calcext:value-type="float">
            <text:p>0.10580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42" calcext:value-type="float">
            <text:p>0.00642</text:p>
          </table:table-cell>
          <table:table-cell table:number-columns-repeated="2" office:value-type="float" office:value="0.00004" calcext:value-type="float">
            <text:p>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5984" calcext:value-type="float">
            <text:p>0.10598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41" calcext:value-type="float">
            <text:p>0.00641</text:p>
          </table:table-cell>
          <table:table-cell table:number-columns-repeated="2" office:value-type="float" office:value="0.00004" calcext:value-type="float">
            <text:p>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5723" calcext:value-type="float">
            <text:p>0.10572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41" calcext:value-type="float">
            <text:p>0.00641</text:p>
          </table:table-cell>
          <table:table-cell table:number-columns-repeated="2" office:value-type="float" office:value="0.00004" calcext:value-type="float">
            <text:p>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3.734224" calcext:value-type="float">
            <text:p>6663.734224</text:p>
          </table:table-cell>
          <table:table-cell office:value-type="float" office:value="0.106067" calcext:value-type="float">
            <text:p>0.10606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52" calcext:value-type="float">
            <text:p>0.00652</text:p>
          </table:table-cell>
          <table:table-cell table:number-columns-repeated="2" office:value-type="float" office:value="0.00007" calcext:value-type="float">
            <text:p>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2.34787" calcext:value-type="float">
            <text:p>6662.34787</text:p>
          </table:table-cell>
          <table:table-cell office:value-type="float" office:value="0.11987" calcext:value-type="float">
            <text:p>0.11987</text:p>
          </table:table-cell>
          <table:table-cell table:formula="of:=AVERAGE([.N12:.N16])" office:value-type="float" office:value="0.1198336" calcext:value-type="float">
            <text:p>0.1198336</text:p>
          </table:table-cell>
          <table:table-cell table:number-columns-repeated="2"/>
          <table:table-cell table:formula="of:=AVERAGE([.E12:.E16])" office:value-type="float" office:value="0.013204" calcext:value-type="float">
            <text:p>0.013204</text:p>
          </table:table-cell>
          <table:table-cell table:formula="of:=AVERAGE([.F12:.F16])" office:value-type="float" office:value="0.000142" calcext:value-type="float">
            <text:p>0.000142</text:p>
          </table:table-cell>
          <table:table-cell table:formula="of:=AVERAGE([.G12:.G16])" office:value-type="float" office:value="0.00002" calcext:value-type="float">
            <text:p>2E-05</text:p>
          </table:table-cell>
          <table:table-cell table:formula="of:=AVERAGE([.H12:.H16])" office:value-type="float" office:value="0.000744" calcext:value-type="float">
            <text:p>0.000744</text:p>
          </table:table-cell>
          <table:table-cell table:formula="of:=AVERAGE([.I12:.I16])" office:value-type="float" office:value="0.006518" calcext:value-type="float">
            <text:p>0.006518</text:p>
          </table:table-cell>
          <table:table-cell table:formula="of:=AVERAGE([.J12:.J16])" office:value-type="float" office:value="0.00007" calcext:value-type="float">
            <text:p>7E-05</text:p>
          </table:table-cell>
          <table:table-cell table:formula="of:=AVERAGE([.K12:.K16])" office:value-type="float" office:value="0.00007" calcext:value-type="float">
            <text:p>7E-05</text:p>
          </table:table-cell>
          <table:table-cell table:formula="of:=AVERAGE([.L12:.L16])"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5" calcext:value-type="float">
            <text:p>0.0065</text:p>
          </table:table-cell>
          <table:table-cell table:number-columns-repeated="2" office:value-type="float" office:value="0.00007" calcext:value-type="float">
            <text:p>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59.431533" calcext:value-type="float">
            <text:p>6659.431533</text:p>
          </table:table-cell>
          <table:table-cell office:value-type="float" office:value="0.119601" calcext:value-type="float">
            <text:p>0.11960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51" calcext:value-type="float">
            <text:p>0.00651</text:p>
          </table:table-cell>
          <table:table-cell table:number-columns-repeated="2" office:value-type="float" office:value="0.00007" calcext:value-type="float">
            <text:p>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59.431533" calcext:value-type="float">
            <text:p>6659.431533</text:p>
          </table:table-cell>
          <table:table-cell office:value-type="float" office:value="0.11966" calcext:value-type="float">
            <text:p>0.1196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652" calcext:value-type="float">
            <text:p>0.00652</text:p>
          </table:table-cell>
          <table:table-cell table:number-columns-repeated="2" office:value-type="float" office:value="0.00007" calcext:value-type="float">
            <text:p>7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6659.431533" calcext:value-type="float">
            <text:p>6659.431533</text:p>
          </table:table-cell>
          <table:table-cell office:value-type="float" office:value="0.119805" calcext:value-type="float">
            <text:p>0.11980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654" calcext:value-type="float">
            <text:p>0.00654</text:p>
          </table:table-cell>
          <table:table-cell table:number-columns-repeated="2" office:value-type="float" office:value="0.00007" calcext:value-type="float">
            <text:p>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59.431533" calcext:value-type="float">
            <text:p>6659.431533</text:p>
          </table:table-cell>
          <table:table-cell office:value-type="float" office:value="0.120232" calcext:value-type="float">
            <text:p>0.12023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16235" calcext:value-type="float">
            <text:p>0.1623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939" calcext:value-type="float">
            <text:p>0.00939</text:p>
          </table:table-cell>
          <table:table-cell table:number-columns-repeated="2" office:value-type="float" office:value="0.00012" calcext:value-type="float">
            <text:p>0.0001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2.34787" calcext:value-type="float">
            <text:p>6662.34787</text:p>
          </table:table-cell>
          <table:table-cell office:value-type="float" office:value="0.319686" calcext:value-type="float">
            <text:p>0.319686</text:p>
          </table:table-cell>
          <table:table-cell table:formula="of:=AVERAGE([.N17:.N21])" office:value-type="float" office:value="0.319945" calcext:value-type="float">
            <text:p>0.319945</text:p>
          </table:table-cell>
          <table:table-cell table:number-columns-repeated="2"/>
          <table:table-cell table:formula="of:=AVERAGE([.E17:.E21])" office:value-type="float" office:value="0.162488" calcext:value-type="float">
            <text:p>0.162488</text:p>
          </table:table-cell>
          <table:table-cell table:formula="of:=AVERAGE([.F17:.F21])" office:value-type="float" office:value="0.000148" calcext:value-type="float">
            <text:p>0.000148</text:p>
          </table:table-cell>
          <table:table-cell table:formula="of:=AVERAGE([.G17:.G21])" office:value-type="float" office:value="0.000024" calcext:value-type="float">
            <text:p>2.4E-05</text:p>
          </table:table-cell>
          <table:table-cell table:formula="of:=AVERAGE([.H17:.H21])" office:value-type="float" office:value="0.000742" calcext:value-type="float">
            <text:p>0.000742</text:p>
          </table:table-cell>
          <table:table-cell table:formula="of:=AVERAGE([.I17:.I21])" office:value-type="float" office:value="0.009406" calcext:value-type="float">
            <text:p>0.009406</text:p>
          </table:table-cell>
          <table:table-cell table:formula="of:=AVERAGE([.J17:.J21])" office:value-type="float" office:value="0.00012" calcext:value-type="float">
            <text:p>0.00012</text:p>
          </table:table-cell>
          <table:table-cell table:formula="of:=AVERAGE([.K17:.K21])" office:value-type="float" office:value="0.00012" calcext:value-type="float">
            <text:p>0.00012</text:p>
          </table:table-cell>
          <table:table-cell table:formula="of:=AVERAGE([.L17:.L21])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16257" calcext:value-type="float">
            <text:p>0.1625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941" calcext:value-type="float">
            <text:p>0.00941</text:p>
          </table:table-cell>
          <table:table-cell table:number-columns-repeated="2" office:value-type="float" office:value="0.00012" calcext:value-type="float">
            <text:p>0.0001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62.34787" calcext:value-type="float">
            <text:p>6662.34787</text:p>
          </table:table-cell>
          <table:table-cell office:value-type="float" office:value="0.319992" calcext:value-type="float">
            <text:p>0.31999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939" calcext:value-type="float">
            <text:p>0.00939</text:p>
          </table:table-cell>
          <table:table-cell table:number-columns-repeated="2" office:value-type="float" office:value="0.00012" calcext:value-type="float">
            <text:p>0.0001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59.431533" calcext:value-type="float">
            <text:p>6659.431533</text:p>
          </table:table-cell>
          <table:table-cell office:value-type="float" office:value="0.319762" calcext:value-type="float">
            <text:p>0.31976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16256" calcext:value-type="float">
            <text:p>0.1625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942" calcext:value-type="float">
            <text:p>0.00942</text:p>
          </table:table-cell>
          <table:table-cell table:number-columns-repeated="2" office:value-type="float" office:value="0.00012" calcext:value-type="float">
            <text:p>0.0001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59.431533" calcext:value-type="float">
            <text:p>6659.431533</text:p>
          </table:table-cell>
          <table:table-cell office:value-type="float" office:value="0.320179" calcext:value-type="float">
            <text:p>0.32017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16243" calcext:value-type="float">
            <text:p>0.1624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942" calcext:value-type="float">
            <text:p>0.00942</text:p>
          </table:table-cell>
          <table:table-cell table:number-columns-repeated="2" office:value-type="float" office:value="0.00012" calcext:value-type="float">
            <text:p>0.0001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659.431533" calcext:value-type="float">
            <text:p>6659.431533</text:p>
          </table:table-cell>
          <table:table-cell office:value-type="float" office:value="0.320106" calcext:value-type="float">
            <text:p>0.320106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.83149" calcext:value-type="float">
            <text:p>1.83149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31091" calcext:value-type="float">
            <text:p>0.31091</text:p>
          </table:table-cell>
          <table:table-cell office:value-type="float" office:value="2.33379" calcext:value-type="float">
            <text:p>2.33379</text:p>
          </table:table-cell>
          <table:table-cell table:number-columns-repeated="2" office:value-type="float" office:value="0.0051" calcext:value-type="float">
            <text:p>0.0051</text:p>
          </table:table-cell>
          <table:table-cell office:value-type="float" office:value="0.00005" calcext:value-type="float">
            <text:p>5E-05</text:p>
          </table:table-cell>
          <table:table-cell office:value-type="float" office:value="16018.18258" calcext:value-type="float">
            <text:p>16018.18258</text:p>
          </table:table-cell>
          <table:table-cell office:value-type="float" office:value="37.245857" calcext:value-type="float">
            <text:p>37.245857</text:p>
          </table:table-cell>
          <table:table-cell table:formula="of:=AVERAGE([.N22:.N26])" office:value-type="float" office:value="37.4519254" calcext:value-type="float">
            <text:p>37.4519254</text:p>
          </table:table-cell>
          <table:table-cell table:number-columns-repeated="2"/>
          <table:table-cell table:formula="of:=AVERAGE([.E22:.E26])" office:value-type="float" office:value="1.67932" calcext:value-type="float">
            <text:p>1.67932</text:p>
          </table:table-cell>
          <table:table-cell table:formula="of:=AVERAGE([.F22:.F26])" office:value-type="float" office:value="0.013646" calcext:value-type="float">
            <text:p>0.013646</text:p>
          </table:table-cell>
          <table:table-cell table:formula="of:=AVERAGE([.G22:.G26])" office:value-type="float" office:value="0.000864" calcext:value-type="float">
            <text:p>0.000864</text:p>
          </table:table-cell>
          <table:table-cell table:formula="of:=AVERAGE([.H22:.H26])" office:value-type="float" office:value="0.316942" calcext:value-type="float">
            <text:p>0.316942</text:p>
          </table:table-cell>
          <table:table-cell table:formula="of:=AVERAGE([.I22:.I26])" office:value-type="float" office:value="2.357298" calcext:value-type="float">
            <text:p>2.357298</text:p>
          </table:table-cell>
          <table:table-cell table:formula="of:=AVERAGE([.J22:.J26])" office:value-type="float" office:value="0.005174" calcext:value-type="float">
            <text:p>0.005174</text:p>
          </table:table-cell>
          <table:table-cell table:formula="of:=AVERAGE([.K22:.K26])" office:value-type="float" office:value="0.005174" calcext:value-type="float">
            <text:p>0.005174</text:p>
          </table:table-cell>
          <table:table-cell table:formula="of:=AVERAGE([.L22:.L26])" office:value-type="float" office:value="0.000052" calcext:value-type="float">
            <text:p>5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.64181" calcext:value-type="float">
            <text:p>1.6418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31558" calcext:value-type="float">
            <text:p>0.31558</text:p>
          </table:table-cell>
          <table:table-cell office:value-type="float" office:value="2.34921" calcext:value-type="float">
            <text:p>2.34921</text:p>
          </table:table-cell>
          <table:table-cell table:number-columns-repeated="2" office:value-type="float" office:value="0.00515" calcext:value-type="float">
            <text:p>0.00515</text:p>
          </table:table-cell>
          <table:table-cell office:value-type="float" office:value="0.00005" calcext:value-type="float">
            <text:p>5E-05</text:p>
          </table:table-cell>
          <table:table-cell office:value-type="float" office:value="16440.484703" calcext:value-type="float">
            <text:p>16440.484703</text:p>
          </table:table-cell>
          <table:table-cell office:value-type="float" office:value="37.290487" calcext:value-type="float">
            <text:p>37.29048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.64149" calcext:value-type="float">
            <text:p>1.64149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2.35024" calcext:value-type="float">
            <text:p>2.35024</text:p>
          </table:table-cell>
          <table:table-cell table:number-columns-repeated="2" office:value-type="float" office:value="0.00518" calcext:value-type="float">
            <text:p>0.00518</text:p>
          </table:table-cell>
          <table:table-cell office:value-type="float" office:value="0.00007" calcext:value-type="float">
            <text:p>7E-05</text:p>
          </table:table-cell>
          <table:table-cell office:value-type="float" office:value="16181.303159" calcext:value-type="float">
            <text:p>16181.303159</text:p>
          </table:table-cell>
          <table:table-cell office:value-type="float" office:value="37.310996" calcext:value-type="float">
            <text:p>37.31099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.64101" calcext:value-type="float">
            <text:p>1.64101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31941" calcext:value-type="float">
            <text:p>0.31941</text:p>
          </table:table-cell>
          <table:table-cell office:value-type="float" office:value="2.37807" calcext:value-type="float">
            <text:p>2.37807</text:p>
          </table:table-cell>
          <table:table-cell table:number-columns-repeated="2" office:value-type="float" office:value="0.00522" calcext:value-type="float">
            <text:p>0.00522</text:p>
          </table:table-cell>
          <table:table-cell office:value-type="float" office:value="0.00003" calcext:value-type="float">
            <text:p>3E-05</text:p>
          </table:table-cell>
          <table:table-cell office:value-type="float" office:value="16135.29459" calcext:value-type="float">
            <text:p>16135.29459</text:p>
          </table:table-cell>
          <table:table-cell office:value-type="float" office:value="37.728728" calcext:value-type="float">
            <text:p>37.72872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.6408" calcext:value-type="float">
            <text:p>1.6408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31905" calcext:value-type="float">
            <text:p>0.31905</text:p>
          </table:table-cell>
          <table:table-cell office:value-type="float" office:value="2.37518" calcext:value-type="float">
            <text:p>2.37518</text:p>
          </table:table-cell>
          <table:table-cell table:number-columns-repeated="2" office:value-type="float" office:value="0.00522" calcext:value-type="float">
            <text:p>0.00522</text:p>
          </table:table-cell>
          <table:table-cell office:value-type="float" office:value="0.00006" calcext:value-type="float">
            <text:p>6E-05</text:p>
          </table:table-cell>
          <table:table-cell office:value-type="float" office:value="16065.897552" calcext:value-type="float">
            <text:p>16065.897552</text:p>
          </table:table-cell>
          <table:table-cell office:value-type="float" office:value="37.683559" calcext:value-type="float">
            <text:p>37.68355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3.89657" calcext:value-type="float">
            <text:p>3.89657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31811" calcext:value-type="float">
            <text:p>0.31811</text:p>
          </table:table-cell>
          <table:table-cell office:value-type="float" office:value="2.4058" calcext:value-type="float">
            <text:p>2.4058</text:p>
          </table:table-cell>
          <table:table-cell table:number-columns-repeated="2" office:value-type="float" office:value="0.01011" calcext:value-type="float">
            <text:p>0.01011</text:p>
          </table:table-cell>
          <table:table-cell office:value-type="float" office:value="0.00009" calcext:value-type="float">
            <text:p>9E-05</text:p>
          </table:table-cell>
          <table:table-cell office:value-type="float" office:value="15937.15794" calcext:value-type="float">
            <text:p>15937.15794</text:p>
          </table:table-cell>
          <table:table-cell office:value-type="float" office:value="40.474989" calcext:value-type="float">
            <text:p>40.474989</text:p>
          </table:table-cell>
          <table:table-cell table:formula="of:=AVERAGE([.N27:.N31])" office:value-type="float" office:value="40.6139124" calcext:value-type="float">
            <text:p>40.6139124</text:p>
          </table:table-cell>
          <table:table-cell table:number-columns-repeated="2"/>
          <table:table-cell table:formula="of:=AVERAGE([.E27:.E31])" office:value-type="float" office:value="3.898032" calcext:value-type="float">
            <text:p>3.898032</text:p>
          </table:table-cell>
          <table:table-cell table:formula="of:=AVERAGE([.F27:.F31])" office:value-type="float" office:value="0.013772" calcext:value-type="float">
            <text:p>0.013772</text:p>
          </table:table-cell>
          <table:table-cell table:formula="of:=AVERAGE([.G27:.G31])" office:value-type="float" office:value="0.00088" calcext:value-type="float">
            <text:p>0.00088</text:p>
          </table:table-cell>
          <table:table-cell table:formula="of:=AVERAGE([.H27:.H31])" office:value-type="float" office:value="0.321264" calcext:value-type="float">
            <text:p>0.321264</text:p>
          </table:table-cell>
          <table:table-cell table:formula="of:=AVERAGE([.I27:.I31])" office:value-type="float" office:value="2.414766" calcext:value-type="float">
            <text:p>2.414766</text:p>
          </table:table-cell>
          <table:table-cell table:formula="of:=AVERAGE([.J27:.J31])" office:value-type="float" office:value="0.010158" calcext:value-type="float">
            <text:p>0.010158</text:p>
          </table:table-cell>
          <table:table-cell table:formula="of:=AVERAGE([.K27:.K31])" office:value-type="float" office:value="0.010158" calcext:value-type="float">
            <text:p>0.010158</text:p>
          </table:table-cell>
          <table:table-cell table:formula="of:=AVERAGE([.L27:.L31])" office:value-type="float" office:value="0.000054" calcext:value-type="float">
            <text:p>5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3.89728" calcext:value-type="float">
            <text:p>3.89728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2313" calcext:value-type="float">
            <text:p>0.32313</text:p>
          </table:table-cell>
          <table:table-cell office:value-type="float" office:value="2.42134" calcext:value-type="float">
            <text:p>2.42134</text:p>
          </table:table-cell>
          <table:table-cell table:number-columns-repeated="2" office:value-type="float" office:value="0.01017" calcext:value-type="float">
            <text:p>0.01017</text:p>
          </table:table-cell>
          <table:table-cell office:value-type="float" office:value="0.00003" calcext:value-type="float">
            <text:p>3E-05</text:p>
          </table:table-cell>
          <table:table-cell office:value-type="float" office:value="15888.187933" calcext:value-type="float">
            <text:p>15888.187933</text:p>
          </table:table-cell>
          <table:table-cell office:value-type="float" office:value="40.713675" calcext:value-type="float">
            <text:p>40.71367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3.90741" calcext:value-type="float">
            <text:p>3.90741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32112" calcext:value-type="float">
            <text:p>0.32112</text:p>
          </table:table-cell>
          <table:table-cell office:value-type="float" office:value="2.41159" calcext:value-type="float">
            <text:p>2.41159</text:p>
          </table:table-cell>
          <table:table-cell table:number-columns-repeated="2" office:value-type="float" office:value="0.01017" calcext:value-type="float">
            <text:p>0.01017</text:p>
          </table:table-cell>
          <table:table-cell office:value-type="float" office:value="0.00006" calcext:value-type="float">
            <text:p>6E-05</text:p>
          </table:table-cell>
          <table:table-cell office:value-type="float" office:value="16059.006361" calcext:value-type="float">
            <text:p>16059.006361</text:p>
          </table:table-cell>
          <table:table-cell office:value-type="float" office:value="40.575164" calcext:value-type="float">
            <text:p>40.57516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3.89476" calcext:value-type="float">
            <text:p>3.89476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32129" calcext:value-type="float">
            <text:p>0.32129</text:p>
          </table:table-cell>
          <table:table-cell office:value-type="float" office:value="2.4188" calcext:value-type="float">
            <text:p>2.4188</text:p>
          </table:table-cell>
          <table:table-cell table:number-columns-repeated="2" office:value-type="float" office:value="0.01017" calcext:value-type="float">
            <text:p>0.01017</text:p>
          </table:table-cell>
          <table:table-cell office:value-type="float" office:value="0.00004" calcext:value-type="float">
            <text:p>4E-05</text:p>
          </table:table-cell>
          <table:table-cell office:value-type="float" office:value="16098.863153" calcext:value-type="float">
            <text:p>16098.863153</text:p>
          </table:table-cell>
          <table:table-cell office:value-type="float" office:value="40.672059" calcext:value-type="float">
            <text:p>40.67205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3.89414" calcext:value-type="float">
            <text:p>3.894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32267" calcext:value-type="float">
            <text:p>0.32267</text:p>
          </table:table-cell>
          <table:table-cell office:value-type="float" office:value="2.4163" calcext:value-type="float">
            <text:p>2.4163</text:p>
          </table:table-cell>
          <table:table-cell table:number-columns-repeated="2" office:value-type="float" office:value="0.01017" calcext:value-type="float">
            <text:p>0.01017</text:p>
          </table:table-cell>
          <table:table-cell office:value-type="float" office:value="0.00005" calcext:value-type="float">
            <text:p>5E-05</text:p>
          </table:table-cell>
          <table:table-cell office:value-type="float" office:value="15546.462202" calcext:value-type="float">
            <text:p>15546.462202</text:p>
          </table:table-cell>
          <table:table-cell office:value-type="float" office:value="40.633675" calcext:value-type="float">
            <text:p>40.633675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8.55973" calcext:value-type="float">
            <text:p>8.55973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3245" calcext:value-type="float">
            <text:p>0.3245</text:p>
          </table:table-cell>
          <table:table-cell office:value-type="float" office:value="3.23005" calcext:value-type="float">
            <text:p>3.23005</text:p>
          </table:table-cell>
          <table:table-cell table:number-columns-repeated="2" office:value-type="float" office:value="0.02015" calcext:value-type="float">
            <text:p>0.02015</text:p>
          </table:table-cell>
          <table:table-cell office:value-type="float" office:value="0.00006" calcext:value-type="float">
            <text:p>6E-05</text:p>
          </table:table-cell>
          <table:table-cell office:value-type="float" office:value="15606.724332" calcext:value-type="float">
            <text:p>15606.724332</text:p>
          </table:table-cell>
          <table:table-cell office:value-type="float" office:value="57.661128" calcext:value-type="float">
            <text:p>57.661128</text:p>
          </table:table-cell>
          <table:table-cell table:formula="of:=AVERAGE([.N32:.N36])" office:value-type="float" office:value="57.8177898" calcext:value-type="float">
            <text:p>57.8177898</text:p>
          </table:table-cell>
          <table:table-cell table:number-columns-repeated="2"/>
          <table:table-cell table:formula="of:=AVERAGE([.E32:.E36])" office:value-type="float" office:value="8.560662" calcext:value-type="float">
            <text:p>8.560662</text:p>
          </table:table-cell>
          <table:table-cell table:formula="of:=AVERAGE([.F32:.F36])" office:value-type="float" office:value="0.014002" calcext:value-type="float">
            <text:p>0.014002</text:p>
          </table:table-cell>
          <table:table-cell table:formula="of:=AVERAGE([.G32:.G36])" office:value-type="float" office:value="0.00089" calcext:value-type="float">
            <text:p>0.00089</text:p>
          </table:table-cell>
          <table:table-cell table:formula="of:=AVERAGE([.H32:.H36])" office:value-type="float" office:value="0.32477" calcext:value-type="float">
            <text:p>0.32477</text:p>
          </table:table-cell>
          <table:table-cell table:formula="of:=AVERAGE([.I32:.I36])" office:value-type="float" office:value="3.240322" calcext:value-type="float">
            <text:p>3.240322</text:p>
          </table:table-cell>
          <table:table-cell table:formula="of:=AVERAGE([.J32:.J36])" office:value-type="float" office:value="0.020142" calcext:value-type="float">
            <text:p>0.020142</text:p>
          </table:table-cell>
          <table:table-cell table:formula="of:=AVERAGE([.K32:.K36])" office:value-type="float" office:value="0.020142" calcext:value-type="float">
            <text:p>0.020142</text:p>
          </table:table-cell>
          <table:table-cell table:formula="of:=AVERAGE([.L32:.L36])" office:value-type="float" office:value="0.000064" calcext:value-type="float">
            <text:p>6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8.55721" calcext:value-type="float">
            <text:p>8.5572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3244" calcext:value-type="float">
            <text:p>0.3244</text:p>
          </table:table-cell>
          <table:table-cell office:value-type="float" office:value="3.27681" calcext:value-type="float">
            <text:p>3.27681</text:p>
          </table:table-cell>
          <table:table-cell table:number-columns-repeated="2" office:value-type="float" office:value="0.02018" calcext:value-type="float">
            <text:p>0.02018</text:p>
          </table:table-cell>
          <table:table-cell office:value-type="float" office:value="0.00006" calcext:value-type="float">
            <text:p>6E-05</text:p>
          </table:table-cell>
          <table:table-cell office:value-type="float" office:value="15716.04154" calcext:value-type="float">
            <text:p>15716.04154</text:p>
          </table:table-cell>
          <table:table-cell office:value-type="float" office:value="58.361595" calcext:value-type="float">
            <text:p>58.36159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8.56683" calcext:value-type="float">
            <text:p>8.56683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32426" calcext:value-type="float">
            <text:p>0.32426</text:p>
          </table:table-cell>
          <table:table-cell office:value-type="float" office:value="3.23202" calcext:value-type="float">
            <text:p>3.23202</text:p>
          </table:table-cell>
          <table:table-cell table:number-columns-repeated="2" office:value-type="float" office:value="0.02016" calcext:value-type="float">
            <text:p>0.02016</text:p>
          </table:table-cell>
          <table:table-cell office:value-type="float" office:value="0.00006" calcext:value-type="float">
            <text:p>6E-05</text:p>
          </table:table-cell>
          <table:table-cell office:value-type="float" office:value="15953.353078" calcext:value-type="float">
            <text:p>15953.353078</text:p>
          </table:table-cell>
          <table:table-cell office:value-type="float" office:value="57.702938" calcext:value-type="float">
            <text:p>57.70293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8.55843" calcext:value-type="float">
            <text:p>8.55843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3.23324" calcext:value-type="float">
            <text:p>3.23324</text:p>
          </table:table-cell>
          <table:table-cell table:number-columns-repeated="2" office:value-type="float" office:value="0.02011" calcext:value-type="float">
            <text:p>0.02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5434.991773" calcext:value-type="float">
            <text:p>15434.991773</text:p>
          </table:table-cell>
          <table:table-cell office:value-type="float" office:value="57.706662" calcext:value-type="float">
            <text:p>57.70666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8.56111" calcext:value-type="float">
            <text:p>8.5611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2724" calcext:value-type="float">
            <text:p>0.32724</text:p>
          </table:table-cell>
          <table:table-cell office:value-type="float" office:value="3.22949" calcext:value-type="float">
            <text:p>3.22949</text:p>
          </table:table-cell>
          <table:table-cell table:number-columns-repeated="2" office:value-type="float" office:value="0.02011" calcext:value-type="float">
            <text:p>0.02011</text:p>
          </table:table-cell>
          <table:table-cell office:value-type="float" office:value="0.00008" calcext:value-type="float">
            <text:p>8E-05</text:p>
          </table:table-cell>
          <table:table-cell office:value-type="float" office:value="15654.631444" calcext:value-type="float">
            <text:p>15654.631444</text:p>
          </table:table-cell>
          <table:table-cell office:value-type="float" office:value="57.656626" calcext:value-type="float">
            <text:p>57.656626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.78361" calcext:value-type="float">
            <text:p>25.78361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32355" calcext:value-type="float">
            <text:p>0.32355</text:p>
          </table:table-cell>
          <table:table-cell office:value-type="float" office:value="7.51801" calcext:value-type="float">
            <text:p>7.51801</text:p>
          </table:table-cell>
          <table:table-cell table:number-columns-repeated="2" office:value-type="float" office:value="0.03988" calcext:value-type="float">
            <text:p>0.03988</text:p>
          </table:table-cell>
          <table:table-cell office:value-type="float" office:value="0.00008" calcext:value-type="float">
            <text:p>8E-05</text:p>
          </table:table-cell>
          <table:table-cell office:value-type="float" office:value="15984.289785" calcext:value-type="float">
            <text:p>15984.289785</text:p>
          </table:table-cell>
          <table:table-cell office:value-type="float" office:value="139.507606" calcext:value-type="float">
            <text:p>139.507606</text:p>
          </table:table-cell>
          <table:table-cell table:formula="of:=AVERAGE([.N37:.N41])" office:value-type="float" office:value="139.0333014" calcext:value-type="float">
            <text:p>139.0333014</text:p>
          </table:table-cell>
          <table:table-cell table:number-columns-repeated="2"/>
          <table:table-cell table:formula="of:=AVERAGE([.E37:.E41])" office:value-type="float" office:value="25.77983" calcext:value-type="float">
            <text:p>25.77983</text:p>
          </table:table-cell>
          <table:table-cell table:formula="of:=AVERAGE([.F37:.F41])" office:value-type="float" office:value="0.01454" calcext:value-type="float">
            <text:p>0.01454</text:p>
          </table:table-cell>
          <table:table-cell table:formula="of:=AVERAGE([.G37:.G41])" office:value-type="float" office:value="0.000898" calcext:value-type="float">
            <text:p>0.000898</text:p>
          </table:table-cell>
          <table:table-cell table:formula="of:=AVERAGE([.H37:.H41])" office:value-type="float" office:value="0.324706" calcext:value-type="float">
            <text:p>0.324706</text:p>
          </table:table-cell>
          <table:table-cell table:formula="of:=AVERAGE([.I37:.I41])" office:value-type="float" office:value="7.486452" calcext:value-type="float">
            <text:p>7.486452</text:p>
          </table:table-cell>
          <table:table-cell table:formula="of:=AVERAGE([.J37:.J41])" office:value-type="float" office:value="0.039884" calcext:value-type="float">
            <text:p>0.039884</text:p>
          </table:table-cell>
          <table:table-cell table:formula="of:=AVERAGE([.K37:.K41])" office:value-type="float" office:value="0.039884" calcext:value-type="float">
            <text:p>0.039884</text:p>
          </table:table-cell>
          <table:table-cell table:formula="of:=AVERAGE([.L37:.L41])" office:value-type="float" office:value="0.000092" calcext:value-type="float">
            <text:p>9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.7812" calcext:value-type="float">
            <text:p>25.781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2383" calcext:value-type="float">
            <text:p>0.32383</text:p>
          </table:table-cell>
          <table:table-cell office:value-type="float" office:value="7.4822" calcext:value-type="float">
            <text:p>7.4822</text:p>
          </table:table-cell>
          <table:table-cell table:number-columns-repeated="2" office:value-type="float" office:value="0.03989" calcext:value-type="float">
            <text:p>0.03989</text:p>
          </table:table-cell>
          <table:table-cell office:value-type="float" office:value="0.00006" calcext:value-type="float">
            <text:p>6E-05</text:p>
          </table:table-cell>
          <table:table-cell office:value-type="float" office:value="15537.30494" calcext:value-type="float">
            <text:p>15537.30494</text:p>
          </table:table-cell>
          <table:table-cell office:value-type="float" office:value="138.968356" calcext:value-type="float">
            <text:p>138.96835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.78311" calcext:value-type="float">
            <text:p>25.78311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2408" calcext:value-type="float">
            <text:p>0.32408</text:p>
          </table:table-cell>
          <table:table-cell office:value-type="float" office:value="7.50224" calcext:value-type="float">
            <text:p>7.50224</text:p>
          </table:table-cell>
          <table:table-cell table:number-columns-repeated="2" office:value-type="float" office:value="0.03992" calcext:value-type="float">
            <text:p>0.0399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5672.879979" calcext:value-type="float">
            <text:p>15672.879979</text:p>
          </table:table-cell>
          <table:table-cell office:value-type="float" office:value="139.272286" calcext:value-type="float">
            <text:p>139.27228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.77908" calcext:value-type="float">
            <text:p>25.77908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3279" calcext:value-type="float">
            <text:p>0.3279</text:p>
          </table:table-cell>
          <table:table-cell office:value-type="float" office:value="7.4276" calcext:value-type="float">
            <text:p>7.4276</text:p>
          </table:table-cell>
          <table:table-cell table:number-columns-repeated="2" office:value-type="float" office:value="0.03986" calcext:value-type="float">
            <text:p>0.03986</text:p>
          </table:table-cell>
          <table:table-cell office:value-type="float" office:value="0.00007" calcext:value-type="float">
            <text:p>7E-05</text:p>
          </table:table-cell>
          <table:table-cell office:value-type="float" office:value="15406.038089" calcext:value-type="float">
            <text:p>15406.038089</text:p>
          </table:table-cell>
          <table:table-cell office:value-type="float" office:value="138.156489" calcext:value-type="float">
            <text:p>138.15648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.77215" calcext:value-type="float">
            <text:p>25.77215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32417" calcext:value-type="float">
            <text:p>0.32417</text:p>
          </table:table-cell>
          <table:table-cell office:value-type="float" office:value="7.50221" calcext:value-type="float">
            <text:p>7.50221</text:p>
          </table:table-cell>
          <table:table-cell table:number-columns-repeated="2" office:value-type="float" office:value="0.03987" calcext:value-type="float">
            <text:p>0.0398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5560.79274" calcext:value-type="float">
            <text:p>15560.79274</text:p>
          </table:table-cell>
          <table:table-cell office:value-type="float" office:value="139.26177" calcext:value-type="float">
            <text:p>139.2617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23401" calcext:value-type="float">
            <text:p>0.23401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6818" calcext:value-type="float">
            <text:p>0.06818</text:p>
          </table:table-cell>
          <table:table-cell table:number-columns-repeated="2" office:value-type="float" office:value="0.00033" calcext:value-type="float">
            <text:p>0.00033</text:p>
          </table:table-cell>
          <table:table-cell office:value-type="float" office:value="0.00009" calcext:value-type="float">
            <text:p>9E-05</text:p>
          </table:table-cell>
          <table:table-cell office:value-type="float" office:value="11015.06258" calcext:value-type="float">
            <text:p>11015.06258</text:p>
          </table:table-cell>
          <table:table-cell office:value-type="float" office:value="1.338171" calcext:value-type="float">
            <text:p>1.338171</text:p>
          </table:table-cell>
          <table:table-cell table:formula="of:=AVERAGE([.N42:.N46])" office:value-type="float" office:value="1.0727694" calcext:value-type="float">
            <text:p>1.0727694</text:p>
          </table:table-cell>
          <table:table-cell table:number-columns-repeated="2"/>
          <table:table-cell table:formula="of:=AVERAGE([.E42:.E46])" office:value-type="float" office:value="0.05811" calcext:value-type="float">
            <text:p>0.05811</text:p>
          </table:table-cell>
          <table:table-cell table:formula="of:=AVERAGE([.F42:.F46])" office:value-type="float" office:value="0.012478" calcext:value-type="float">
            <text:p>0.012478</text:p>
          </table:table-cell>
          <table:table-cell table:formula="of:=AVERAGE([.G42:.G46])" office:value-type="float" office:value="0.000056" calcext:value-type="float">
            <text:p>5.6E-05</text:p>
          </table:table-cell>
          <table:table-cell table:formula="of:=AVERAGE([.H42:.H46])" office:value-type="float" office:value="0.012014" calcext:value-type="float">
            <text:p>0.012014</text:p>
          </table:table-cell>
          <table:table-cell table:formula="of:=AVERAGE([.I42:.I46])" office:value-type="float" office:value="0.065564" calcext:value-type="float">
            <text:p>0.065564</text:p>
          </table:table-cell>
          <table:table-cell table:formula="of:=AVERAGE([.J42:.J46])" office:value-type="float" office:value="0.000286" calcext:value-type="float">
            <text:p>0.000286</text:p>
          </table:table-cell>
          <table:table-cell table:formula="of:=AVERAGE([.K42:.K46])" office:value-type="float" office:value="0.000286" calcext:value-type="float">
            <text:p>0.000286</text:p>
          </table:table-cell>
          <table:table-cell table:formula="of:=AVERAGE([.L42:.L46])" office:value-type="float" office:value="0.00005" calcext:value-type="float">
            <text:p>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6479" calcext:value-type="float">
            <text:p>0.06479</text:p>
          </table:table-cell>
          <table:table-cell table:number-columns-repeated="2" office:value-type="float" office:value="0.00025" calcext:value-type="float">
            <text:p>0.00025</text:p>
          </table:table-cell>
          <table:table-cell office:value-type="float" office:value="0.00003" calcext:value-type="float">
            <text:p>3E-05</text:p>
          </table:table-cell>
          <table:table-cell office:value-type="float" office:value="11105.540461" calcext:value-type="float">
            <text:p>11105.540461</text:p>
          </table:table-cell>
          <table:table-cell office:value-type="float" office:value="1.004544" calcext:value-type="float">
            <text:p>1.00454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649" calcext:value-type="float">
            <text:p>0.0649</text:p>
          </table:table-cell>
          <table:table-cell table:number-columns-repeated="2" office:value-type="float" office:value="0.00028" calcext:value-type="float">
            <text:p>0.00028</text:p>
          </table:table-cell>
          <table:table-cell office:value-type="float" office:value="0.00003" calcext:value-type="float">
            <text:p>3E-05</text:p>
          </table:table-cell>
          <table:table-cell office:value-type="float" office:value="11152.989756" calcext:value-type="float">
            <text:p>11152.989756</text:p>
          </table:table-cell>
          <table:table-cell office:value-type="float" office:value="1.005975" calcext:value-type="float">
            <text:p>1.00597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6499" calcext:value-type="float">
            <text:p>0.06499</text:p>
          </table:table-cell>
          <table:table-cell table:number-columns-repeated="2" office:value-type="float" office:value="0.00032" calcext:value-type="float">
            <text:p>0.00032</text:p>
          </table:table-cell>
          <table:table-cell office:value-type="float" office:value="0.00003" calcext:value-type="float">
            <text:p>3E-05</text:p>
          </table:table-cell>
          <table:table-cell office:value-type="float" office:value="11124.75097" calcext:value-type="float">
            <text:p>11124.75097</text:p>
          </table:table-cell>
          <table:table-cell office:value-type="float" office:value="1.008617" calcext:value-type="float">
            <text:p>1.00861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6496" calcext:value-type="float">
            <text:p>0.06496</text:p>
          </table:table-cell>
          <table:table-cell table:number-columns-repeated="2" office:value-type="float" office:value="0.00025" calcext:value-type="float">
            <text:p>0.00025</text:p>
          </table:table-cell>
          <table:table-cell office:value-type="float" office:value="0.00007" calcext:value-type="float">
            <text:p>7E-05</text:p>
          </table:table-cell>
          <table:table-cell office:value-type="float" office:value="10997.667678" calcext:value-type="float">
            <text:p>10997.667678</text:p>
          </table:table-cell>
          <table:table-cell office:value-type="float" office:value="1.00654" calcext:value-type="float">
            <text:p>1.0065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32903" calcext:value-type="float">
            <text:p>0.3290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6568" calcext:value-type="float">
            <text:p>0.06568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913.63271" calcext:value-type="float">
            <text:p>10913.63271</text:p>
          </table:table-cell>
          <table:table-cell office:value-type="float" office:value="1.33751" calcext:value-type="float">
            <text:p>1.33751</text:p>
          </table:table-cell>
          <table:table-cell table:formula="of:=AVERAGE([.N47:.N51])" office:value-type="float" office:value="1.339634" calcext:value-type="float">
            <text:p>1.339634</text:p>
          </table:table-cell>
          <table:table-cell table:number-columns-repeated="2"/>
          <table:table-cell table:formula="of:=AVERAGE([.E47:.E51])" office:value-type="float" office:value="0.32922" calcext:value-type="float">
            <text:p>0.32922</text:p>
          </table:table-cell>
          <table:table-cell table:formula="of:=AVERAGE([.F47:.F51])" office:value-type="float" office:value="0.001054" calcext:value-type="float">
            <text:p>0.001054</text:p>
          </table:table-cell>
          <table:table-cell table:formula="of:=AVERAGE([.G47:.G51])" office:value-type="float" office:value="0.000052" calcext:value-type="float">
            <text:p>5.2E-05</text:p>
          </table:table-cell>
          <table:table-cell table:formula="of:=AVERAGE([.H47:.H51])" office:value-type="float" office:value="0.011206" calcext:value-type="float">
            <text:p>0.011206</text:p>
          </table:table-cell>
          <table:table-cell table:formula="of:=AVERAGE([.I47:.I51])" office:value-type="float" office:value="0.065796" calcext:value-type="float">
            <text:p>0.065796</text:p>
          </table:table-cell>
          <table:table-cell table:formula="of:=AVERAGE([.J47:.J51])" office:value-type="float" office:value="0.000474" calcext:value-type="float">
            <text:p>0.000474</text:p>
          </table:table-cell>
          <table:table-cell table:formula="of:=AVERAGE([.K47:.K51])" office:value-type="float" office:value="0.000474" calcext:value-type="float">
            <text:p>0.000474</text:p>
          </table:table-cell>
          <table:table-cell table:formula="of:=AVERAGE([.L47:.L51])"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32909" calcext:value-type="float">
            <text:p>0.3290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6601" calcext:value-type="float">
            <text:p>0.06601</text:p>
          </table:table-cell>
          <table:table-cell table:number-columns-repeated="2" office:value-type="float" office:value="0.00047" calcext:value-type="float">
            <text:p>0.00047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969.689518" calcext:value-type="float">
            <text:p>10969.689518</text:p>
          </table:table-cell>
          <table:table-cell office:value-type="float" office:value="1.342387" calcext:value-type="float">
            <text:p>1.34238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32977" calcext:value-type="float">
            <text:p>0.329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6586" calcext:value-type="float">
            <text:p>0.06586</text:p>
          </table:table-cell>
          <table:table-cell table:number-columns-repeated="2" office:value-type="float" office:value="0.00051" calcext:value-type="float">
            <text:p>0.00051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955.59977" calcext:value-type="float">
            <text:p>10955.59977</text:p>
          </table:table-cell>
          <table:table-cell office:value-type="float" office:value="1.341958" calcext:value-type="float">
            <text:p>1.34195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6562" calcext:value-type="float">
            <text:p>0.06562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03" calcext:value-type="float">
            <text:p>3E-05</text:p>
          </table:table-cell>
          <table:table-cell office:value-type="float" office:value="11000.883354" calcext:value-type="float">
            <text:p>11000.883354</text:p>
          </table:table-cell>
          <table:table-cell office:value-type="float" office:value="1.336272" calcext:value-type="float">
            <text:p>1.33627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6581" calcext:value-type="float">
            <text:p>0.06581</text:p>
          </table:table-cell>
          <table:table-cell table:number-columns-repeated="2" office:value-type="float" office:value="0.00047" calcext:value-type="float">
            <text:p>0.00047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993.924111" calcext:value-type="float">
            <text:p>10993.924111</text:p>
          </table:table-cell>
          <table:table-cell office:value-type="float" office:value="1.340043" calcext:value-type="float">
            <text:p>1.34004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1.28204" calcext:value-type="float">
            <text:p>1.2820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7267" calcext:value-type="float">
            <text:p>0.07267</text:p>
          </table:table-cell>
          <table:table-cell table:number-columns-repeated="2" office:value-type="float" office:value="0.00092" calcext:value-type="float">
            <text:p>0.00092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897.194852" calcext:value-type="float">
            <text:p>10897.194852</text:p>
          </table:table-cell>
          <table:table-cell office:value-type="float" office:value="2.405674" calcext:value-type="float">
            <text:p>2.405674</text:p>
          </table:table-cell>
          <table:table-cell table:formula="of:=AVERAGE([.N52:.N56])" office:value-type="float" office:value="2.4095516" calcext:value-type="float">
            <text:p>2.4095516</text:p>
          </table:table-cell>
          <table:table-cell table:number-columns-repeated="2"/>
          <table:table-cell table:formula="of:=AVERAGE([.E52:.E56])" office:value-type="float" office:value="1.281198" calcext:value-type="float">
            <text:p>1.281198</text:p>
          </table:table-cell>
          <table:table-cell table:formula="of:=AVERAGE([.F52:.F56])" office:value-type="float" office:value="0.001078" calcext:value-type="float">
            <text:p>0.001078</text:p>
          </table:table-cell>
          <table:table-cell table:formula="of:=AVERAGE([.G52:.G56])" office:value-type="float" office:value="0.000058" calcext:value-type="float">
            <text:p>5.8E-05</text:p>
          </table:table-cell>
          <table:table-cell table:formula="of:=AVERAGE([.H52:.H56])" office:value-type="float" office:value="0.011234" calcext:value-type="float">
            <text:p>0.011234</text:p>
          </table:table-cell>
          <table:table-cell table:formula="of:=AVERAGE([.I52:.I56])" office:value-type="float" office:value="0.072972" calcext:value-type="float">
            <text:p>0.072972</text:p>
          </table:table-cell>
          <table:table-cell table:formula="of:=AVERAGE([.J52:.J56])" office:value-type="float" office:value="0.00094" calcext:value-type="float">
            <text:p>0.00094</text:p>
          </table:table-cell>
          <table:table-cell table:formula="of:=AVERAGE([.K52:.K56])" office:value-type="float" office:value="0.00094" calcext:value-type="float">
            <text:p>0.00094</text:p>
          </table:table-cell>
          <table:table-cell table:formula="of:=AVERAGE([.L52:.L56])" office:value-type="float" office:value="0.000044" calcext:value-type="float">
            <text:p>4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1.28262" calcext:value-type="float">
            <text:p>1.2826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7302" calcext:value-type="float">
            <text:p>0.07302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007" calcext:value-type="float">
            <text:p>7E-05</text:p>
          </table:table-cell>
          <table:table-cell office:value-type="float" office:value="10860.036167" calcext:value-type="float">
            <text:p>10860.036167</text:p>
          </table:table-cell>
          <table:table-cell office:value-type="float" office:value="2.411165" calcext:value-type="float">
            <text:p>2.41116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1.28079" calcext:value-type="float">
            <text:p>1.2807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7312" calcext:value-type="float">
            <text:p>0.07312</text:p>
          </table:table-cell>
          <table:table-cell table:number-columns-repeated="2" office:value-type="float" office:value="0.00105" calcext:value-type="float">
            <text:p>0.001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10854.498753" calcext:value-type="float">
            <text:p>10854.498753</text:p>
          </table:table-cell>
          <table:table-cell office:value-type="float" office:value="2.413289" calcext:value-type="float">
            <text:p>2.41328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1.27954" calcext:value-type="float">
            <text:p>1.27954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7303" calcext:value-type="float">
            <text:p>0.07303</text:p>
          </table:table-cell>
          <table:table-cell table:number-columns-repeated="2" office:value-type="float" office:value="0.00092" calcext:value-type="float">
            <text:p>0.00092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719.925958" calcext:value-type="float">
            <text:p>10719.925958</text:p>
          </table:table-cell>
          <table:table-cell office:value-type="float" office:value="2.408072" calcext:value-type="float">
            <text:p>2.40807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1.281" calcext:value-type="float">
            <text:p>1.28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7302" calcext:value-type="float">
            <text:p>0.07302</text:p>
          </table:table-cell>
          <table:table-cell table:number-columns-repeated="2" office:value-type="float" office:value="0.00091" calcext:value-type="float">
            <text:p>0.00091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696.730167" calcext:value-type="float">
            <text:p>10696.730167</text:p>
          </table:table-cell>
          <table:table-cell office:value-type="float" office:value="2.409558" calcext:value-type="float">
            <text:p>2.40955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3.20287" calcext:value-type="float">
            <text:p>3.2028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11869" calcext:value-type="float">
            <text:p>0.11869</text:p>
          </table:table-cell>
          <table:table-cell table:number-columns-repeated="2" office:value-type="float" office:value="0.00175" calcext:value-type="float">
            <text:p>0.00175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490.993976" calcext:value-type="float">
            <text:p>10490.993976</text:p>
          </table:table-cell>
          <table:table-cell office:value-type="float" office:value="5.036417" calcext:value-type="float">
            <text:p>5.036417</text:p>
          </table:table-cell>
          <table:table-cell table:formula="of:=AVERAGE([.N57:.N61])" office:value-type="float" office:value="5.0477326" calcext:value-type="float">
            <text:p>5.0477326</text:p>
          </table:table-cell>
          <table:table-cell table:number-columns-repeated="2"/>
          <table:table-cell table:formula="of:=AVERAGE([.E57:.E61])" office:value-type="float" office:value="3.20574" calcext:value-type="float">
            <text:p>3.20574</text:p>
          </table:table-cell>
          <table:table-cell table:formula="of:=AVERAGE([.F57:.F61])" office:value-type="float" office:value="0.001064" calcext:value-type="float">
            <text:p>0.001064</text:p>
          </table:table-cell>
          <table:table-cell table:formula="of:=AVERAGE([.G57:.G61])" office:value-type="float" office:value="0.000064" calcext:value-type="float">
            <text:p>6.4E-05</text:p>
          </table:table-cell>
          <table:table-cell table:formula="of:=AVERAGE([.H57:.H61])" office:value-type="float" office:value="0.01132" calcext:value-type="float">
            <text:p>0.01132</text:p>
          </table:table-cell>
          <table:table-cell table:formula="of:=AVERAGE([.I57:.I61])" office:value-type="float" office:value="0.119234" calcext:value-type="float">
            <text:p>0.119234</text:p>
          </table:table-cell>
          <table:table-cell table:formula="of:=AVERAGE([.J57:.J61])" office:value-type="float" office:value="0.001776" calcext:value-type="float">
            <text:p>0.001776</text:p>
          </table:table-cell>
          <table:table-cell table:formula="of:=AVERAGE([.K57:.K61])" office:value-type="float" office:value="0.001776" calcext:value-type="float">
            <text:p>0.001776</text:p>
          </table:table-cell>
          <table:table-cell table:formula="of:=AVERAGE([.L57:.L61])"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3.21005" calcext:value-type="float">
            <text:p>3.2100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1188" calcext:value-type="float">
            <text:p>0.1188</text:p>
          </table:table-cell>
          <table:table-cell table:number-columns-repeated="2" office:value-type="float" office:value="0.00179" calcext:value-type="float">
            <text:p>0.00179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671.857578" calcext:value-type="float">
            <text:p>10671.857578</text:p>
          </table:table-cell>
          <table:table-cell office:value-type="float" office:value="5.045239" calcext:value-type="float">
            <text:p>5.04523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3.20207" calcext:value-type="float">
            <text:p>3.2020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0.11939" calcext:value-type="float">
            <text:p>0.11939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004" calcext:value-type="float">
            <text:p>4E-05</text:p>
          </table:table-cell>
          <table:table-cell office:value-type="float" office:value="10742.262858" calcext:value-type="float">
            <text:p>10742.262858</text:p>
          </table:table-cell>
          <table:table-cell office:value-type="float" office:value="5.047078" calcext:value-type="float">
            <text:p>5.04707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3.20757" calcext:value-type="float">
            <text:p>3.2075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11974" calcext:value-type="float">
            <text:p>0.11974</text:p>
          </table:table-cell>
          <table:table-cell table:number-columns-repeated="2" office:value-type="float" office:value="0.00177" calcext:value-type="float">
            <text:p>0.00177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859.903604" calcext:value-type="float">
            <text:p>10859.903604</text:p>
          </table:table-cell>
          <table:table-cell office:value-type="float" office:value="5.056927" calcext:value-type="float">
            <text:p>5.05692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3.20614" calcext:value-type="float">
            <text:p>3.20614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11955" calcext:value-type="float">
            <text:p>0.11955</text:p>
          </table:table-cell>
          <table:table-cell table:number-columns-repeated="2" office:value-type="float" office:value="0.00177" calcext:value-type="float">
            <text:p>0.00177</text:p>
          </table:table-cell>
          <table:table-cell office:value-type="float" office:value="0.00003" calcext:value-type="float">
            <text:p>3E-05</text:p>
          </table:table-cell>
          <table:table-cell office:value-type="float" office:value="10617.356694" calcext:value-type="float">
            <text:p>10617.356694</text:p>
          </table:table-cell>
          <table:table-cell office:value-type="float" office:value="5.053002" calcext:value-type="float">
            <text:p>5.05300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202" calcext:value-type="float">
            <text:p>0.202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3188" calcext:value-type="float">
            <text:p>0.03188</text:p>
          </table:table-cell>
          <table:table-cell office:value-type="float" office:value="0.12992" calcext:value-type="float">
            <text:p>0.12992</text:p>
          </table:table-cell>
          <table:table-cell table:number-columns-repeated="2" office:value-type="float" office:value="0.00044" calcext:value-type="float">
            <text:p>0.00044</text:p>
          </table:table-cell>
          <table:table-cell office:value-type="float" office:value="0.00008" calcext:value-type="float">
            <text:p>8E-05</text:p>
          </table:table-cell>
          <table:table-cell office:value-type="float" office:value="3163.0304" calcext:value-type="float">
            <text:p>3163.0304</text:p>
          </table:table-cell>
          <table:table-cell office:value-type="float" office:value="2.220846" calcext:value-type="float">
            <text:p>2.220846</text:p>
          </table:table-cell>
          <table:table-cell table:formula="of:=AVERAGE([.N62:.N66])" office:value-type="float" office:value="2.0676332" calcext:value-type="float">
            <text:p>2.0676332</text:p>
          </table:table-cell>
          <table:table-cell table:number-columns-repeated="2"/>
          <table:table-cell table:formula="of:=AVERAGE([.E62:.E66])" office:value-type="float" office:value="0.098434" calcext:value-type="float">
            <text:p>0.098434</text:p>
          </table:table-cell>
          <table:table-cell table:formula="of:=AVERAGE([.F62:.F66])" office:value-type="float" office:value="0.00693" calcext:value-type="float">
            <text:p>0.00693</text:p>
          </table:table-cell>
          <table:table-cell table:formula="of:=AVERAGE([.G62:.G66])" office:value-type="float" office:value="0.000098" calcext:value-type="float">
            <text:p>9.8E-05</text:p>
          </table:table-cell>
          <table:table-cell table:formula="of:=AVERAGE([.H62:.H66])" office:value-type="float" office:value="0.024804" calcext:value-type="float">
            <text:p>0.024804</text:p>
          </table:table-cell>
          <table:table-cell table:formula="of:=AVERAGE([.I62:.I66])" office:value-type="float" office:value="0.128562" calcext:value-type="float">
            <text:p>0.128562</text:p>
          </table:table-cell>
          <table:table-cell table:formula="of:=AVERAGE([.J62:.J66])" office:value-type="float" office:value="0.000432" calcext:value-type="float">
            <text:p>0.000432</text:p>
          </table:table-cell>
          <table:table-cell table:formula="of:=AVERAGE([.K62:.K66])" office:value-type="float" office:value="0.000432" calcext:value-type="float">
            <text:p>0.000432</text:p>
          </table:table-cell>
          <table:table-cell table:formula="of:=AVERAGE([.L62:.L66])" office:value-type="float" office:value="0.00004" calcext:value-type="float">
            <text:p>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7266" calcext:value-type="float">
            <text:p>0.0726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0.12807" calcext:value-type="float">
            <text:p>0.12807</text:p>
          </table:table-cell>
          <table:table-cell table:number-columns-repeated="2" office:value-type="float" office:value="0.00043" calcext:value-type="float">
            <text:p>0.0004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200.78194" calcext:value-type="float">
            <text:p>3200.78194</text:p>
          </table:table-cell>
          <table:table-cell office:value-type="float" office:value="2.027153" calcext:value-type="float">
            <text:p>2.02715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7238" calcext:value-type="float">
            <text:p>0.07238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01" calcext:value-type="float">
            <text:p>0.02301</text:p>
          </table:table-cell>
          <table:table-cell office:value-type="float" office:value="0.12797" calcext:value-type="float">
            <text:p>0.12797</text:p>
          </table:table-cell>
          <table:table-cell table:number-columns-repeated="2" office:value-type="float" office:value="0.00043" calcext:value-type="float">
            <text:p>0.00043</text:p>
          </table:table-cell>
          <table:table-cell office:value-type="float" office:value="0.00005" calcext:value-type="float">
            <text:p>5E-05</text:p>
          </table:table-cell>
          <table:table-cell office:value-type="float" office:value="3195.132345" calcext:value-type="float">
            <text:p>3195.132345</text:p>
          </table:table-cell>
          <table:table-cell office:value-type="float" office:value="2.025345" calcext:value-type="float">
            <text:p>2.02534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7258" calcext:value-type="float">
            <text:p>0.0725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05" calcext:value-type="float">
            <text:p>0.02305</text:p>
          </table:table-cell>
          <table:table-cell office:value-type="float" office:value="0.12847" calcext:value-type="float">
            <text:p>0.12847</text:p>
          </table:table-cell>
          <table:table-cell table:number-columns-repeated="2" office:value-type="float" office:value="0.00043" calcext:value-type="float">
            <text:p>0.00043</text:p>
          </table:table-cell>
          <table:table-cell office:value-type="float" office:value="0.00003" calcext:value-type="float">
            <text:p>3E-05</text:p>
          </table:table-cell>
          <table:table-cell office:value-type="float" office:value="3192.223924" calcext:value-type="float">
            <text:p>3192.223924</text:p>
          </table:table-cell>
          <table:table-cell office:value-type="float" office:value="2.033082" calcext:value-type="float">
            <text:p>2.03308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12838" calcext:value-type="float">
            <text:p>0.12838</text:p>
          </table:table-cell>
          <table:table-cell table:number-columns-repeated="2" office:value-type="float" office:value="0.00043" calcext:value-type="float">
            <text:p>0.0004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74.629925" calcext:value-type="float">
            <text:p>3174.629925</text:p>
          </table:table-cell>
          <table:table-cell office:value-type="float" office:value="2.03174" calcext:value-type="float">
            <text:p>2.0317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70861" calcext:value-type="float">
            <text:p>0.7086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1298" calcext:value-type="float">
            <text:p>0.1298</text:p>
          </table:table-cell>
          <table:table-cell table:number-columns-repeated="2" office:value-type="float" office:value="0.00083" calcext:value-type="float">
            <text:p>0.0008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49.733019" calcext:value-type="float">
            <text:p>3149.733019</text:p>
          </table:table-cell>
          <table:table-cell office:value-type="float" office:value="2.696776" calcext:value-type="float">
            <text:p>2.696776</text:p>
          </table:table-cell>
          <table:table-cell table:formula="of:=AVERAGE([.N67:.N71])" office:value-type="float" office:value="2.6943194" calcext:value-type="float">
            <text:p>2.6943194</text:p>
          </table:table-cell>
          <table:table-cell table:number-columns-repeated="2"/>
          <table:table-cell table:formula="of:=AVERAGE([.E67:.E71])" office:value-type="float" office:value="0.709392" calcext:value-type="float">
            <text:p>0.709392</text:p>
          </table:table-cell>
          <table:table-cell table:formula="of:=AVERAGE([.F67:.F71])" office:value-type="float" office:value="0.001412" calcext:value-type="float">
            <text:p>0.001412</text:p>
          </table:table-cell>
          <table:table-cell table:formula="of:=AVERAGE([.G67:.G71])" office:value-type="float" office:value="0.000094" calcext:value-type="float">
            <text:p>9.4E-05</text:p>
          </table:table-cell>
          <table:table-cell table:formula="of:=AVERAGE([.H67:.H71])" office:value-type="float" office:value="0.023146" calcext:value-type="float">
            <text:p>0.023146</text:p>
          </table:table-cell>
          <table:table-cell table:formula="of:=AVERAGE([.I67:.I71])" office:value-type="float" office:value="0.129578" calcext:value-type="float">
            <text:p>0.129578</text:p>
          </table:table-cell>
          <table:table-cell table:formula="of:=AVERAGE([.J67:.J71])" office:value-type="float" office:value="0.00083" calcext:value-type="float">
            <text:p>0.00083</text:p>
          </table:table-cell>
          <table:table-cell table:formula="of:=AVERAGE([.K67:.K71])" office:value-type="float" office:value="0.00083" calcext:value-type="float">
            <text:p>0.00083</text:p>
          </table:table-cell>
          <table:table-cell table:formula="of:=AVERAGE([.L67:.L71])"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71238" calcext:value-type="float">
            <text:p>0.71238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12934" calcext:value-type="float">
            <text:p>0.12934</text:p>
          </table:table-cell>
          <table:table-cell table:number-columns-repeated="2" office:value-type="float" office:value="0.00083" calcext:value-type="float">
            <text:p>0.0008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53.874726" calcext:value-type="float">
            <text:p>3153.874726</text:p>
          </table:table-cell>
          <table:table-cell office:value-type="float" office:value="2.694042" calcext:value-type="float">
            <text:p>2.69404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70833" calcext:value-type="float">
            <text:p>0.7083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0.12961" calcext:value-type="float">
            <text:p>0.12961</text:p>
          </table:table-cell>
          <table:table-cell table:number-columns-repeated="2" office:value-type="float" office:value="0.00083" calcext:value-type="float">
            <text:p>0.00083</text:p>
          </table:table-cell>
          <table:table-cell office:value-type="float" office:value="0.00003" calcext:value-type="float">
            <text:p>3E-05</text:p>
          </table:table-cell>
          <table:table-cell office:value-type="float" office:value="3155.531261" calcext:value-type="float">
            <text:p>3155.531261</text:p>
          </table:table-cell>
          <table:table-cell office:value-type="float" office:value="2.693533" calcext:value-type="float">
            <text:p>2.69353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70897" calcext:value-type="float">
            <text:p>0.70897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12953" calcext:value-type="float">
            <text:p>0.12953</text:p>
          </table:table-cell>
          <table:table-cell table:number-columns-repeated="2" office:value-type="float" office:value="0.00083" calcext:value-type="float">
            <text:p>0.0008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70.021989" calcext:value-type="float">
            <text:p>3170.021989</text:p>
          </table:table-cell>
          <table:table-cell office:value-type="float" office:value="2.693191" calcext:value-type="float">
            <text:p>2.69319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70867" calcext:value-type="float">
            <text:p>0.70867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12961" calcext:value-type="float">
            <text:p>0.12961</text:p>
          </table:table-cell>
          <table:table-cell table:number-columns-repeated="2" office:value-type="float" office:value="0.00083" calcext:value-type="float">
            <text:p>0.0008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75.594611" calcext:value-type="float">
            <text:p>3175.594611</text:p>
          </table:table-cell>
          <table:table-cell office:value-type="float" office:value="2.694055" calcext:value-type="float">
            <text:p>2.694055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.00942" calcext:value-type="float">
            <text:p>2.00942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15606" calcext:value-type="float">
            <text:p>0.15606</text:p>
          </table:table-cell>
          <table:table-cell table:number-columns-repeated="2" office:value-type="float" office:value="0.00162" calcext:value-type="float">
            <text:p>0.00162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80.227821" calcext:value-type="float">
            <text:p>3180.227821</text:p>
          </table:table-cell>
          <table:table-cell office:value-type="float" office:value="4.406965" calcext:value-type="float">
            <text:p>4.406965</text:p>
          </table:table-cell>
          <table:table-cell table:formula="of:=AVERAGE([.N72:.N76])" office:value-type="float" office:value="4.41873" calcext:value-type="float">
            <text:p>4.41873</text:p>
          </table:table-cell>
          <table:table-cell table:number-columns-repeated="2"/>
          <table:table-cell table:formula="of:=AVERAGE([.E72:.E76])" office:value-type="float" office:value="2.016494" calcext:value-type="float">
            <text:p>2.016494</text:p>
          </table:table-cell>
          <table:table-cell table:formula="of:=AVERAGE([.F72:.F76])" office:value-type="float" office:value="0.001388" calcext:value-type="float">
            <text:p>0.001388</text:p>
          </table:table-cell>
          <table:table-cell table:formula="of:=AVERAGE([.G72:.G76])" office:value-type="float" office:value="0.000098" calcext:value-type="float">
            <text:p>9.8E-05</text:p>
          </table:table-cell>
          <table:table-cell table:formula="of:=AVERAGE([.H72:.H76])" office:value-type="float" office:value="0.023226" calcext:value-type="float">
            <text:p>0.023226</text:p>
          </table:table-cell>
          <table:table-cell table:formula="of:=AVERAGE([.I72:.I76])" office:value-type="float" office:value="0.15636" calcext:value-type="float">
            <text:p>0.15636</text:p>
          </table:table-cell>
          <table:table-cell table:formula="of:=AVERAGE([.J72:.J76])" office:value-type="float" office:value="0.001628" calcext:value-type="float">
            <text:p>0.001628</text:p>
          </table:table-cell>
          <table:table-cell table:formula="of:=AVERAGE([.K72:.K76])" office:value-type="float" office:value="0.001628" calcext:value-type="float">
            <text:p>0.001628</text:p>
          </table:table-cell>
          <table:table-cell table:formula="of:=AVERAGE([.L72:.L76])"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.0083" calcext:value-type="float">
            <text:p>2.008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1559" calcext:value-type="float">
            <text:p>0.1559</text:p>
          </table:table-cell>
          <table:table-cell table:number-columns-repeated="2" office:value-type="float" office:value="0.00162" calcext:value-type="float">
            <text:p>0.00162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44.258115" calcext:value-type="float">
            <text:p>3144.258115</text:p>
          </table:table-cell>
          <table:table-cell office:value-type="float" office:value="4.403489" calcext:value-type="float">
            <text:p>4.40348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.00825" calcext:value-type="float">
            <text:p>2.00825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0.15615" calcext:value-type="float">
            <text:p>0.15615</text:p>
          </table:table-cell>
          <table:table-cell table:number-columns-repeated="2" office:value-type="float" office:value="0.00163" calcext:value-type="float">
            <text:p>0.0016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091.237715" calcext:value-type="float">
            <text:p>3091.237715</text:p>
          </table:table-cell>
          <table:table-cell office:value-type="float" office:value="4.4072" calcext:value-type="float">
            <text:p>4.407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.04664" calcext:value-type="float">
            <text:p>2.046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15678" calcext:value-type="float">
            <text:p>0.15678</text:p>
          </table:table-cell>
          <table:table-cell table:number-columns-repeated="2" office:value-type="float" office:value="0.00164" calcext:value-type="float">
            <text:p>0.00164</text:p>
          </table:table-cell>
          <table:table-cell office:value-type="float" office:value="0.00006" calcext:value-type="float">
            <text:p>6E-05</text:p>
          </table:table-cell>
          <table:table-cell office:value-type="float" office:value="3162.809294" calcext:value-type="float">
            <text:p>3162.809294</text:p>
          </table:table-cell>
          <table:table-cell office:value-type="float" office:value="4.455349" calcext:value-type="float">
            <text:p>4.45534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.00986" calcext:value-type="float">
            <text:p>2.00986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15691" calcext:value-type="float">
            <text:p>0.15691</text:p>
          </table:table-cell>
          <table:table-cell table:number-columns-repeated="2" office:value-type="float" office:value="0.00163" calcext:value-type="float">
            <text:p>0.00163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58.74245" calcext:value-type="float">
            <text:p>3158.74245</text:p>
          </table:table-cell>
          <table:table-cell office:value-type="float" office:value="4.420647" calcext:value-type="float">
            <text:p>4.42064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4.68029" calcext:value-type="float">
            <text:p>4.6802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47" calcext:value-type="float">
            <text:p>0.02347</text:p>
          </table:table-cell>
          <table:table-cell office:value-type="float" office:value="0.27626" calcext:value-type="float">
            <text:p>0.27626</text:p>
          </table:table-cell>
          <table:table-cell table:number-columns-repeated="2" office:value-type="float" office:value="0.00326" calcext:value-type="float">
            <text:p>0.00326</text:p>
          </table:table-cell>
          <table:table-cell office:value-type="float" office:value="0.00003" calcext:value-type="float">
            <text:p>3E-05</text:p>
          </table:table-cell>
          <table:table-cell office:value-type="float" office:value="3093.061729" calcext:value-type="float">
            <text:p>3093.061729</text:p>
          </table:table-cell>
          <table:table-cell office:value-type="float" office:value="8.91355" calcext:value-type="float">
            <text:p>8.91355</text:p>
          </table:table-cell>
          <table:table-cell table:formula="of:=AVERAGE([.N77:.N81])" office:value-type="float" office:value="8.9380856" calcext:value-type="float">
            <text:p>8.9380856</text:p>
          </table:table-cell>
          <table:table-cell table:number-columns-repeated="2"/>
          <table:table-cell table:formula="of:=AVERAGE([.E77:.E81])" office:value-type="float" office:value="4.685116" calcext:value-type="float">
            <text:p>4.685116</text:p>
          </table:table-cell>
          <table:table-cell table:formula="of:=AVERAGE([.F77:.F81])" office:value-type="float" office:value="0.00133" calcext:value-type="float">
            <text:p>0.00133</text:p>
          </table:table-cell>
          <table:table-cell table:formula="of:=AVERAGE([.G77:.G81])" office:value-type="float" office:value="0.000102" calcext:value-type="float">
            <text:p>0.000102</text:p>
          </table:table-cell>
          <table:table-cell table:formula="of:=AVERAGE([.H77:.H81])" office:value-type="float" office:value="0.023608" calcext:value-type="float">
            <text:p>0.023608</text:p>
          </table:table-cell>
          <table:table-cell table:formula="of:=AVERAGE([.I77:.I81])" office:value-type="float" office:value="0.277552" calcext:value-type="float">
            <text:p>0.277552</text:p>
          </table:table-cell>
          <table:table-cell table:formula="of:=AVERAGE([.J77:.J81])" office:value-type="float" office:value="0.003272" calcext:value-type="float">
            <text:p>0.003272</text:p>
          </table:table-cell>
          <table:table-cell table:formula="of:=AVERAGE([.K77:.K81])" office:value-type="float" office:value="0.003272" calcext:value-type="float">
            <text:p>0.003272</text:p>
          </table:table-cell>
          <table:table-cell table:formula="of:=AVERAGE([.L77:.L81])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4.67921" calcext:value-type="float">
            <text:p>4.6792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27747" calcext:value-type="float">
            <text:p>0.27747</text:p>
          </table:table-cell>
          <table:table-cell table:number-columns-repeated="2" office:value-type="float" office:value="0.00326" calcext:value-type="float">
            <text:p>0.00326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76.338911" calcext:value-type="float">
            <text:p>3176.338911</text:p>
          </table:table-cell>
          <table:table-cell office:value-type="float" office:value="8.930403" calcext:value-type="float">
            <text:p>8.93040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4.67842" calcext:value-type="float">
            <text:p>4.67842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371" calcext:value-type="float">
            <text:p>0.02371</text:p>
          </table:table-cell>
          <table:table-cell office:value-type="float" office:value="0.27785" calcext:value-type="float">
            <text:p>0.27785</text:p>
          </table:table-cell>
          <table:table-cell table:number-columns-repeated="2" office:value-type="float" office:value="0.00328" calcext:value-type="float">
            <text:p>0.00328</text:p>
          </table:table-cell>
          <table:table-cell office:value-type="float" office:value="0.00003" calcext:value-type="float">
            <text:p>3E-05</text:p>
          </table:table-cell>
          <table:table-cell office:value-type="float" office:value="3124.75114" calcext:value-type="float">
            <text:p>3124.75114</text:p>
          </table:table-cell>
          <table:table-cell office:value-type="float" office:value="8.935996" calcext:value-type="float">
            <text:p>8.93599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4.70653" calcext:value-type="float">
            <text:p>4.70653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71" calcext:value-type="float">
            <text:p>0.02371</text:p>
          </table:table-cell>
          <table:table-cell office:value-type="float" office:value="0.27876" calcext:value-type="float">
            <text:p>0.27876</text:p>
          </table:table-cell>
          <table:table-cell table:number-columns-repeated="2" office:value-type="float" office:value="0.00328" calcext:value-type="float">
            <text:p>0.00328</text:p>
          </table:table-cell>
          <table:table-cell office:value-type="float" office:value="0.00002" calcext:value-type="float">
            <text:p>2E-05</text:p>
          </table:table-cell>
          <table:table-cell office:value-type="float" office:value="3038.34915" calcext:value-type="float">
            <text:p>3038.34915</text:p>
          </table:table-cell>
          <table:table-cell office:value-type="float" office:value="8.978108" calcext:value-type="float">
            <text:p>8.97810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4.68113" calcext:value-type="float">
            <text:p>4.68113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27742" calcext:value-type="float">
            <text:p>0.27742</text:p>
          </table:table-cell>
          <table:table-cell table:number-columns-repeated="2" office:value-type="float" office:value="0.00328" calcext:value-type="float">
            <text:p>0.00328</text:p>
          </table:table-cell>
          <table:table-cell office:value-type="float" office:value="0.00002" calcext:value-type="float">
            <text:p>2E-05</text:p>
          </table:table-cell>
          <table:table-cell office:value-type="float" office:value="3127.4295" calcext:value-type="float">
            <text:p>3127.4295</text:p>
          </table:table-cell>
          <table:table-cell office:value-type="float" office:value="8.932371" calcext:value-type="float">
            <text:p>8.93237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14981" calcext:value-type="float">
            <text:p>0.14981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6969" calcext:value-type="float">
            <text:p>0.06969</text:p>
          </table:table-cell>
          <table:table-cell table:number-columns-repeated="2" office:value-type="float" office:value="0.00025" calcext:value-type="float">
            <text:p>0.00025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928.142867" calcext:value-type="float">
            <text:p>17928.142867</text:p>
          </table:table-cell>
          <table:table-cell office:value-type="float" office:value="1.229596" calcext:value-type="float">
            <text:p>1.229596</text:p>
          </table:table-cell>
          <table:table-cell table:formula="of:=AVERAGE([.N82:.N86])" office:value-type="float" office:value="1.0638234" calcext:value-type="float">
            <text:p>1.0638234</text:p>
          </table:table-cell>
          <table:table-cell table:number-columns-repeated="2"/>
          <table:table-cell table:formula="of:=AVERAGE([.E82:.E86])" office:value-type="float" office:value="0.041552" calcext:value-type="float">
            <text:p>0.041552</text:p>
          </table:table-cell>
          <table:table-cell table:formula="of:=AVERAGE([.F82:.F86])" office:value-type="float" office:value="0.003092" calcext:value-type="float">
            <text:p>0.003092</text:p>
          </table:table-cell>
          <table:table-cell table:formula="of:=AVERAGE([.G82:.G86])" office:value-type="float" office:value="0.000054" calcext:value-type="float">
            <text:p>5.4E-05</text:p>
          </table:table-cell>
          <table:table-cell table:formula="of:=AVERAGE([.H82:.H86])" office:value-type="float" office:value="0.012282" calcext:value-type="float">
            <text:p>0.012282</text:p>
          </table:table-cell>
          <table:table-cell table:formula="of:=AVERAGE([.I82:.I86])" office:value-type="float" office:value="0.066732" calcext:value-type="float">
            <text:p>0.066732</text:p>
          </table:table-cell>
          <table:table-cell table:formula="of:=AVERAGE([.J82:.J86])" office:value-type="float" office:value="0.000246" calcext:value-type="float">
            <text:p>0.000246</text:p>
          </table:table-cell>
          <table:table-cell table:formula="of:=AVERAGE([.K82:.K86])" office:value-type="float" office:value="0.000246" calcext:value-type="float">
            <text:p>0.000246</text:p>
          </table:table-cell>
          <table:table-cell table:formula="of:=AVERAGE([.L82:.L86])"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6602" calcext:value-type="float">
            <text:p>0.06602</text:p>
          </table:table-cell>
          <table:table-cell table:number-columns-repeated="2" office:value-type="float" office:value="0.00025" calcext:value-type="float">
            <text:p>0.00025</text:p>
          </table:table-cell>
          <table:table-cell office:value-type="float" office:value="0.00006" calcext:value-type="float">
            <text:p>6E-05</text:p>
          </table:table-cell>
          <table:table-cell office:value-type="float" office:value="17286.008776" calcext:value-type="float">
            <text:p>17286.008776</text:p>
          </table:table-cell>
          <table:table-cell office:value-type="float" office:value="1.02277" calcext:value-type="float">
            <text:p>1.0227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664" calcext:value-type="float">
            <text:p>0.0664</text:p>
          </table:table-cell>
          <table:table-cell table:number-columns-repeated="2" office:value-type="float" office:value="0.00025" calcext:value-type="float">
            <text:p>0.00025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878.413947" calcext:value-type="float">
            <text:p>17878.413947</text:p>
          </table:table-cell>
          <table:table-cell office:value-type="float" office:value="1.028533" calcext:value-type="float">
            <text:p>1.02853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6565" calcext:value-type="float">
            <text:p>0.06565</text:p>
          </table:table-cell>
          <table:table-cell table:number-columns-repeated="2" office:value-type="float" office:value="0.00024" calcext:value-type="float">
            <text:p>0.00024</text:p>
          </table:table-cell>
          <table:table-cell office:value-type="float" office:value="0.00003" calcext:value-type="float">
            <text:p>3E-05</text:p>
          </table:table-cell>
          <table:table-cell office:value-type="float" office:value="17730.110882" calcext:value-type="float">
            <text:p>17730.110882</text:p>
          </table:table-cell>
          <table:table-cell office:value-type="float" office:value="1.01719" calcext:value-type="float">
            <text:p>1.0171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659" calcext:value-type="float">
            <text:p>0.0659</text:p>
          </table:table-cell>
          <table:table-cell table:number-columns-repeated="2" office:value-type="float" office:value="0.00024" calcext:value-type="float">
            <text:p>0.00024</text:p>
          </table:table-cell>
          <table:table-cell office:value-type="float" office:value="0.00002" calcext:value-type="float">
            <text:p>2E-05</text:p>
          </table:table-cell>
          <table:table-cell office:value-type="float" office:value="18002.44975" calcext:value-type="float">
            <text:p>18002.44975</text:p>
          </table:table-cell>
          <table:table-cell office:value-type="float" office:value="1.021028" calcext:value-type="float">
            <text:p>1.02102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34187" calcext:value-type="float">
            <text:p>0.34187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06629" calcext:value-type="float">
            <text:p>0.06629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08" calcext:value-type="float">
            <text:p>8E-05</text:p>
          </table:table-cell>
          <table:table-cell office:value-type="float" office:value="17589.616177" calcext:value-type="float">
            <text:p>17589.616177</text:p>
          </table:table-cell>
          <table:table-cell office:value-type="float" office:value="1.359191" calcext:value-type="float">
            <text:p>1.359191</text:p>
          </table:table-cell>
          <table:table-cell table:formula="of:=AVERAGE([.N87:.N91])" office:value-type="float" office:value="1.3592042" calcext:value-type="float">
            <text:p>1.3592042</text:p>
          </table:table-cell>
          <table:table-cell table:number-columns-repeated="2"/>
          <table:table-cell table:formula="of:=AVERAGE([.E87:.E91])" office:value-type="float" office:value="0.341974" calcext:value-type="float">
            <text:p>0.341974</text:p>
          </table:table-cell>
          <table:table-cell table:formula="of:=AVERAGE([.F87:.F91])" office:value-type="float" office:value="0.000828" calcext:value-type="float">
            <text:p>0.000828</text:p>
          </table:table-cell>
          <table:table-cell table:formula="of:=AVERAGE([.G87:.G91])" office:value-type="float" office:value="0.00005" calcext:value-type="float">
            <text:p>5E-05</text:p>
          </table:table-cell>
          <table:table-cell table:formula="of:=AVERAGE([.H87:.H91])" office:value-type="float" office:value="0.011342" calcext:value-type="float">
            <text:p>0.011342</text:p>
          </table:table-cell>
          <table:table-cell table:formula="of:=AVERAGE([.I87:.I91])" office:value-type="float" office:value="0.066286" calcext:value-type="float">
            <text:p>0.066286</text:p>
          </table:table-cell>
          <table:table-cell table:formula="of:=AVERAGE([.J87:.J91])" office:value-type="float" office:value="0.00046" calcext:value-type="float">
            <text:p>0.00046</text:p>
          </table:table-cell>
          <table:table-cell table:formula="of:=AVERAGE([.K87:.K91])" office:value-type="float" office:value="0.00046" calcext:value-type="float">
            <text:p>0.00046</text:p>
          </table:table-cell>
          <table:table-cell table:formula="of:=AVERAGE([.L87:.L91])"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34239" calcext:value-type="float">
            <text:p>0.3423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6627" calcext:value-type="float">
            <text:p>0.06627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622.724456" calcext:value-type="float">
            <text:p>17622.724456</text:p>
          </table:table-cell>
          <table:table-cell office:value-type="float" office:value="1.359292" calcext:value-type="float">
            <text:p>1.35929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34158" calcext:value-type="float">
            <text:p>0.34158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6624" calcext:value-type="float">
            <text:p>0.06624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625.459499" calcext:value-type="float">
            <text:p>17625.459499</text:p>
          </table:table-cell>
          <table:table-cell office:value-type="float" office:value="1.358096" calcext:value-type="float">
            <text:p>1.35809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34188" calcext:value-type="float">
            <text:p>0.3418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6639" calcext:value-type="float">
            <text:p>0.06639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937.447464" calcext:value-type="float">
            <text:p>17937.447464</text:p>
          </table:table-cell>
          <table:table-cell office:value-type="float" office:value="1.360673" calcext:value-type="float">
            <text:p>1.36067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34215" calcext:value-type="float">
            <text:p>0.3421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6624" calcext:value-type="float">
            <text:p>0.06624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05" calcext:value-type="float">
            <text:p>5E-05</text:p>
          </table:table-cell>
          <table:table-cell office:value-type="float" office:value="17548.287506" calcext:value-type="float">
            <text:p>17548.287506</text:p>
          </table:table-cell>
          <table:table-cell office:value-type="float" office:value="1.358769" calcext:value-type="float">
            <text:p>1.35876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.29148" calcext:value-type="float">
            <text:p>1.29148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0.07369" calcext:value-type="float">
            <text:p>0.07369</text:p>
          </table:table-cell>
          <table:table-cell table:number-columns-repeated="2" office:value-type="float" office:value="0.00089" calcext:value-type="float">
            <text:p>0.00089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757.204037" calcext:value-type="float">
            <text:p>17757.204037</text:p>
          </table:table-cell>
          <table:table-cell office:value-type="float" office:value="2.429608" calcext:value-type="float">
            <text:p>2.429608</text:p>
          </table:table-cell>
          <table:table-cell table:formula="of:=AVERAGE([.N92:.N96])" office:value-type="float" office:value="2.4329816" calcext:value-type="float">
            <text:p>2.4329816</text:p>
          </table:table-cell>
          <table:table-cell table:number-columns-repeated="2"/>
          <table:table-cell table:formula="of:=AVERAGE([.E92:.E96])" office:value-type="float" office:value="1.291334" calcext:value-type="float">
            <text:p>1.291334</text:p>
          </table:table-cell>
          <table:table-cell table:formula="of:=AVERAGE([.F92:.F96])" office:value-type="float" office:value="0.00082" calcext:value-type="float">
            <text:p>0.00082</text:p>
          </table:table-cell>
          <table:table-cell table:formula="of:=AVERAGE([.G92:.G96])" office:value-type="float" office:value="0.00005" calcext:value-type="float">
            <text:p>5E-05</text:p>
          </table:table-cell>
          <table:table-cell table:formula="of:=AVERAGE([.H92:.H96])" office:value-type="float" office:value="0.011438" calcext:value-type="float">
            <text:p>0.011438</text:p>
          </table:table-cell>
          <table:table-cell table:formula="of:=AVERAGE([.I92:.I96])" office:value-type="float" office:value="0.073918" calcext:value-type="float">
            <text:p>0.073918</text:p>
          </table:table-cell>
          <table:table-cell table:formula="of:=AVERAGE([.J92:.J96])" office:value-type="float" office:value="0.000894" calcext:value-type="float">
            <text:p>0.000894</text:p>
          </table:table-cell>
          <table:table-cell table:formula="of:=AVERAGE([.K92:.K96])" office:value-type="float" office:value="0.000894" calcext:value-type="float">
            <text:p>0.000894</text:p>
          </table:table-cell>
          <table:table-cell table:formula="of:=AVERAGE([.L92:.L96])"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396" calcext:value-type="float">
            <text:p>0.07396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006" calcext:value-type="float">
            <text:p>6E-05</text:p>
          </table:table-cell>
          <table:table-cell office:value-type="float" office:value="17542.360244" calcext:value-type="float">
            <text:p>17542.360244</text:p>
          </table:table-cell>
          <table:table-cell office:value-type="float" office:value="2.433644" calcext:value-type="float">
            <text:p>2.43364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.29184" calcext:value-type="float">
            <text:p>1.29184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7405" calcext:value-type="float">
            <text:p>0.07405</text:p>
          </table:table-cell>
          <table:table-cell table:number-columns-repeated="2" office:value-type="float" office:value="0.00089" calcext:value-type="float">
            <text:p>0.00089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425.598663" calcext:value-type="float">
            <text:p>17425.598663</text:p>
          </table:table-cell>
          <table:table-cell office:value-type="float" office:value="2.435385" calcext:value-type="float">
            <text:p>2.43538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.29107" calcext:value-type="float">
            <text:p>1.2910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7392" calcext:value-type="float">
            <text:p>0.07392</text:p>
          </table:table-cell>
          <table:table-cell table:number-columns-repeated="2" office:value-type="float" office:value="0.00089" calcext:value-type="float">
            <text:p>0.00089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674.334982" calcext:value-type="float">
            <text:p>17674.334982</text:p>
          </table:table-cell>
          <table:table-cell office:value-type="float" office:value="2.4327" calcext:value-type="float">
            <text:p>2.432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.29115" calcext:value-type="float">
            <text:p>1.29115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7397" calcext:value-type="float">
            <text:p>0.07397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005" calcext:value-type="float">
            <text:p>5E-05</text:p>
          </table:table-cell>
          <table:table-cell office:value-type="float" office:value="17657.138222" calcext:value-type="float">
            <text:p>17657.138222</text:p>
          </table:table-cell>
          <table:table-cell office:value-type="float" office:value="2.433571" calcext:value-type="float">
            <text:p>2.43357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.2181" calcext:value-type="float">
            <text:p>3.218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12077" calcext:value-type="float">
            <text:p>0.12077</text:p>
          </table:table-cell>
          <table:table-cell table:number-columns-repeated="2" office:value-type="float" office:value="0.00176" calcext:value-type="float">
            <text:p>0.00176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378.930215" calcext:value-type="float">
            <text:p>17378.930215</text:p>
          </table:table-cell>
          <table:table-cell office:value-type="float" office:value="5.082275" calcext:value-type="float">
            <text:p>5.082275</text:p>
          </table:table-cell>
          <table:table-cell table:formula="of:=AVERAGE([.N97:.N101])" office:value-type="float" office:value="5.102866" calcext:value-type="float">
            <text:p>5.102866</text:p>
          </table:table-cell>
          <table:table-cell table:number-columns-repeated="2"/>
          <table:table-cell table:formula="of:=AVERAGE([.E97:.E101])" office:value-type="float" office:value="3.218572" calcext:value-type="float">
            <text:p>3.218572</text:p>
          </table:table-cell>
          <table:table-cell table:formula="of:=AVERAGE([.F97:.F101])" office:value-type="float" office:value="0.000806" calcext:value-type="float">
            <text:p>0.000806</text:p>
          </table:table-cell>
          <table:table-cell table:formula="of:=AVERAGE([.G97:.G101])" office:value-type="float" office:value="0.000052" calcext:value-type="float">
            <text:p>5.2E-05</text:p>
          </table:table-cell>
          <table:table-cell table:formula="of:=AVERAGE([.H97:.H101])" office:value-type="float" office:value="0.011508" calcext:value-type="float">
            <text:p>0.011508</text:p>
          </table:table-cell>
          <table:table-cell table:formula="of:=AVERAGE([.I97:.I101])" office:value-type="float" office:value="0.122076" calcext:value-type="float">
            <text:p>0.122076</text:p>
          </table:table-cell>
          <table:table-cell table:formula="of:=AVERAGE([.J97:.J101])" office:value-type="float" office:value="0.001774" calcext:value-type="float">
            <text:p>0.001774</text:p>
          </table:table-cell>
          <table:table-cell table:formula="of:=AVERAGE([.K97:.K101])" office:value-type="float" office:value="0.001774" calcext:value-type="float">
            <text:p>0.001774</text:p>
          </table:table-cell>
          <table:table-cell table:formula="of:=AVERAGE([.L97:.L101])"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.21986" calcext:value-type="float">
            <text:p>3.21986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0.12237" calcext:value-type="float">
            <text:p>0.12237</text:p>
          </table:table-cell>
          <table:table-cell table:number-columns-repeated="2" office:value-type="float" office:value="0.00177" calcext:value-type="float">
            <text:p>0.00177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572.09601" calcext:value-type="float">
            <text:p>17572.09601</text:p>
          </table:table-cell>
          <table:table-cell office:value-type="float" office:value="5.108556" calcext:value-type="float">
            <text:p>5.10855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.2189" calcext:value-type="float">
            <text:p>3.218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12214" calcext:value-type="float">
            <text:p>0.12214</text:p>
          </table:table-cell>
          <table:table-cell table:number-columns-repeated="2" office:value-type="float" office:value="0.00177" calcext:value-type="float">
            <text:p>0.00177</text:p>
          </table:table-cell>
          <table:table-cell office:value-type="float" office:value="0.00003" calcext:value-type="float">
            <text:p>3E-05</text:p>
          </table:table-cell>
          <table:table-cell office:value-type="float" office:value="17604.878313" calcext:value-type="float">
            <text:p>17604.878313</text:p>
          </table:table-cell>
          <table:table-cell office:value-type="float" office:value="5.104187" calcext:value-type="float">
            <text:p>5.10418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.21746" calcext:value-type="float">
            <text:p>3.2174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12229" calcext:value-type="float">
            <text:p>0.12229</text:p>
          </table:table-cell>
          <table:table-cell table:number-columns-repeated="2" office:value-type="float" office:value="0.00178" calcext:value-type="float">
            <text:p>0.00178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484.940357" calcext:value-type="float">
            <text:p>17484.940357</text:p>
          </table:table-cell>
          <table:table-cell office:value-type="float" office:value="5.105087" calcext:value-type="float">
            <text:p>5.10508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.21854" calcext:value-type="float">
            <text:p>3.21854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157" calcext:value-type="float">
            <text:p>0.01157</text:p>
          </table:table-cell>
          <table:table-cell office:value-type="float" office:value="0.12281" calcext:value-type="float">
            <text:p>0.12281</text:p>
          </table:table-cell>
          <table:table-cell table:number-columns-repeated="2" office:value-type="float" office:value="0.00179" calcext:value-type="float">
            <text:p>0.00179</text:p>
          </table:table-cell>
          <table:table-cell office:value-type="float" office:value="0.00002" calcext:value-type="float">
            <text:p>2E-05</text:p>
          </table:table-cell>
          <table:table-cell office:value-type="float" office:value="17644.331128" calcext:value-type="float">
            <text:p>17644.331128</text:p>
          </table:table-cell>
          <table:table-cell office:value-type="float" office:value="5.114225" calcext:value-type="float">
            <text:p>5.114225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15294" calcext:value-type="float">
            <text:p>0.15294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17322" calcext:value-type="float">
            <text:p>0.17322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04" calcext:value-type="float">
            <text:p>4E-05</text:p>
          </table:table-cell>
          <table:table-cell office:value-type="float" office:value="50362.66499" calcext:value-type="float">
            <text:p>50362.66499</text:p>
          </table:table-cell>
          <table:table-cell office:value-type="float" office:value="2.792576" calcext:value-type="float">
            <text:p>2.792576</text:p>
          </table:table-cell>
          <table:table-cell table:formula="of:=AVERAGE([.N122:.N126])" office:value-type="float" office:value="2.7919154" calcext:value-type="float">
            <text:p>2.7919154</text:p>
          </table:table-cell>
          <table:table-cell table:number-columns-repeated="2"/>
          <table:table-cell table:formula="of:=AVERAGE([.E122:.E126])" office:value-type="float" office:value="0.153442" calcext:value-type="float">
            <text:p>0.153442</text:p>
          </table:table-cell>
          <table:table-cell table:formula="of:=AVERAGE([.F122:.F126])" office:value-type="float" office:value="0.001714" calcext:value-type="float">
            <text:p>0.001714</text:p>
          </table:table-cell>
          <table:table-cell table:formula="of:=AVERAGE([.G122:.G126])" office:value-type="float" office:value="0.0001" calcext:value-type="float">
            <text:p>0.0001</text:p>
          </table:table-cell>
          <table:table-cell table:formula="of:=AVERAGE([.H122:.H126])" office:value-type="float" office:value="0.029158" calcext:value-type="float">
            <text:p>0.029158</text:p>
          </table:table-cell>
          <table:table-cell table:formula="of:=AVERAGE([.I122:.I126])" office:value-type="float" office:value="0.17313" calcext:value-type="float">
            <text:p>0.17313</text:p>
          </table:table-cell>
          <table:table-cell table:formula="of:=AVERAGE([.J122:.J126])" office:value-type="float" office:value="0.00054" calcext:value-type="float">
            <text:p>0.00054</text:p>
          </table:table-cell>
          <table:table-cell table:formula="of:=AVERAGE([.K122:.K126])" office:value-type="float" office:value="0.00054" calcext:value-type="float">
            <text:p>0.00054</text:p>
          </table:table-cell>
          <table:table-cell table:formula="of:=AVERAGE([.L122:.L126])"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15294" calcext:value-type="float">
            <text:p>0.15294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17322" calcext:value-type="float">
            <text:p>0.17322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04" calcext:value-type="float">
            <text:p>4E-05</text:p>
          </table:table-cell>
          <table:table-cell office:value-type="float" office:value="50362.66499" calcext:value-type="float">
            <text:p>50362.66499</text:p>
          </table:table-cell>
          <table:table-cell office:value-type="float" office:value="2.792576" calcext:value-type="float">
            <text:p>2.79257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07" calcext:value-type="float">
            <text:p>0.02907</text:p>
          </table:table-cell>
          <table:table-cell office:value-type="float" office:value="0.17342" calcext:value-type="float">
            <text:p>0.17342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02" calcext:value-type="float">
            <text:p>2E-05</text:p>
          </table:table-cell>
          <table:table-cell office:value-type="float" office:value="51194.876982" calcext:value-type="float">
            <text:p>51194.876982</text:p>
          </table:table-cell>
          <table:table-cell office:value-type="float" office:value="2.795916" calcext:value-type="float">
            <text:p>2.79591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508.480615" calcext:value-type="float">
            <text:p>50508.480615</text:p>
          </table:table-cell>
          <table:table-cell office:value-type="float" office:value="2.792052" calcext:value-type="float">
            <text:p>2.79205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0.15315" calcext:value-type="float">
            <text:p>0.15315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17279" calcext:value-type="float">
            <text:p>0.17279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02" calcext:value-type="float">
            <text:p>2E-05</text:p>
          </table:table-cell>
          <table:table-cell office:value-type="float" office:value="50633.531358" calcext:value-type="float">
            <text:p>50633.531358</text:p>
          </table:table-cell>
          <table:table-cell office:value-type="float" office:value="2.786457" calcext:value-type="float">
            <text:p>2.78645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1742" calcext:value-type="float">
            <text:p>0.1742</text:p>
          </table:table-cell>
          <table:table-cell table:number-columns-repeated="2" office:value-type="float" office:value="0.00103" calcext:value-type="float">
            <text:p>0.00103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561.864595" calcext:value-type="float">
            <text:p>50561.864595</text:p>
          </table:table-cell>
          <table:table-cell office:value-type="float" office:value="3.535614" calcext:value-type="float">
            <text:p>3.535614</text:p>
          </table:table-cell>
          <table:table-cell table:formula="of:=AVERAGE([.N127:.N131])" office:value-type="float" office:value="3.5540466" calcext:value-type="float">
            <text:p>3.5540466</text:p>
          </table:table-cell>
          <table:table-cell table:number-columns-repeated="2"/>
          <table:table-cell table:formula="of:=AVERAGE([.E127:.E131])" office:value-type="float" office:value="0.87239" calcext:value-type="float">
            <text:p>0.87239</text:p>
          </table:table-cell>
          <table:table-cell table:formula="of:=AVERAGE([.F127:.F131])" office:value-type="float" office:value="0.0017" calcext:value-type="float">
            <text:p>0.0017</text:p>
          </table:table-cell>
          <table:table-cell table:formula="of:=AVERAGE([.G127:.G131])" office:value-type="float" office:value="0.000104" calcext:value-type="float">
            <text:p>0.000104</text:p>
          </table:table-cell>
          <table:table-cell table:formula="of:=AVERAGE([.H127:.H131])" office:value-type="float" office:value="0.029358" calcext:value-type="float">
            <text:p>0.029358</text:p>
          </table:table-cell>
          <table:table-cell table:formula="of:=AVERAGE([.I127:.I131])" office:value-type="float" office:value="0.175382" calcext:value-type="float">
            <text:p>0.175382</text:p>
          </table:table-cell>
          <table:table-cell table:formula="of:=AVERAGE([.J127:.J131])" office:value-type="float" office:value="0.001038" calcext:value-type="float">
            <text:p>0.001038</text:p>
          </table:table-cell>
          <table:table-cell table:formula="of:=AVERAGE([.K127:.K131])" office:value-type="float" office:value="0.001038" calcext:value-type="float">
            <text:p>0.001038</text:p>
          </table:table-cell>
          <table:table-cell table:formula="of:=AVERAGE([.L127:.L131])"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87256" calcext:value-type="float">
            <text:p>0.87256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17568" calcext:value-type="float">
            <text:p>0.17568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50378.118901" calcext:value-type="float">
            <text:p>50378.118901</text:p>
          </table:table-cell>
          <table:table-cell office:value-type="float" office:value="3.559183" calcext:value-type="float">
            <text:p>3.55918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87247" calcext:value-type="float">
            <text:p>0.87247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17591" calcext:value-type="float">
            <text:p>0.17591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5" calcext:value-type="float">
            <text:p>5E-05</text:p>
          </table:table-cell>
          <table:table-cell office:value-type="float" office:value="49660.623161" calcext:value-type="float">
            <text:p>49660.623161</text:p>
          </table:table-cell>
          <table:table-cell office:value-type="float" office:value="3.561936" calcext:value-type="float">
            <text:p>3.56193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87254" calcext:value-type="float">
            <text:p>0.87254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17554" calcext:value-type="float">
            <text:p>0.17554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50010.205624" calcext:value-type="float">
            <text:p>50010.205624</text:p>
          </table:table-cell>
          <table:table-cell office:value-type="float" office:value="3.556618" calcext:value-type="float">
            <text:p>3.55661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87228" calcext:value-type="float">
            <text:p>0.87228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36" calcext:value-type="float">
            <text:p>0.02936</text:p>
          </table:table-cell>
          <table:table-cell office:value-type="float" office:value="0.17558" calcext:value-type="float">
            <text:p>0.17558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50513.558257" calcext:value-type="float">
            <text:p>50513.558257</text:p>
          </table:table-cell>
          <table:table-cell office:value-type="float" office:value="3.556882" calcext:value-type="float">
            <text:p>3.55688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2.36338" calcext:value-type="float">
            <text:p>2.36338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931" calcext:value-type="float">
            <text:p>0.02931</text:p>
          </table:table-cell>
          <table:table-cell office:value-type="float" office:value="0.20319" calcext:value-type="float">
            <text:p>0.20319</text:p>
          </table:table-cell>
          <table:table-cell table:number-columns-repeated="2" office:value-type="float" office:value="0.00203" calcext:value-type="float">
            <text:p>0.00203</text:p>
          </table:table-cell>
          <table:table-cell office:value-type="float" office:value="0.00005" calcext:value-type="float">
            <text:p>5E-05</text:p>
          </table:table-cell>
          <table:table-cell office:value-type="float" office:value="49263.438922" calcext:value-type="float">
            <text:p>49263.438922</text:p>
          </table:table-cell>
          <table:table-cell office:value-type="float" office:value="5.480553" calcext:value-type="float">
            <text:p>5.480553</text:p>
          </table:table-cell>
          <table:table-cell table:formula="of:=AVERAGE([.N132:.N136])" office:value-type="float" office:value="5.4861008" calcext:value-type="float">
            <text:p>5.4861008</text:p>
          </table:table-cell>
          <table:table-cell table:number-columns-repeated="2"/>
          <table:table-cell table:formula="of:=AVERAGE([.E132:.E136])" office:value-type="float" office:value="2.363366" calcext:value-type="float">
            <text:p>2.363366</text:p>
          </table:table-cell>
          <table:table-cell table:formula="of:=AVERAGE([.F132:.F136])" office:value-type="float" office:value="0.001664" calcext:value-type="float">
            <text:p>0.001664</text:p>
          </table:table-cell>
          <table:table-cell table:formula="of:=AVERAGE([.G132:.G136])" office:value-type="float" office:value="0.000106" calcext:value-type="float">
            <text:p>0.000106</text:p>
          </table:table-cell>
          <table:table-cell table:formula="of:=AVERAGE([.H132:.H136])" office:value-type="float" office:value="0.029566" calcext:value-type="float">
            <text:p>0.029566</text:p>
          </table:table-cell>
          <table:table-cell table:formula="of:=AVERAGE([.I132:.I136])" office:value-type="float" office:value="0.203534" calcext:value-type="float">
            <text:p>0.203534</text:p>
          </table:table-cell>
          <table:table-cell table:formula="of:=AVERAGE([.J132:.J136])" office:value-type="float" office:value="0.002038" calcext:value-type="float">
            <text:p>0.002038</text:p>
          </table:table-cell>
          <table:table-cell table:formula="of:=AVERAGE([.K132:.K136])" office:value-type="float" office:value="0.002038" calcext:value-type="float">
            <text:p>0.002038</text:p>
          </table:table-cell>
          <table:table-cell table:formula="of:=AVERAGE([.L132:.L136])"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2.36447" calcext:value-type="float">
            <text:p>2.3644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20335" calcext:value-type="float">
            <text:p>0.20335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49821.802889" calcext:value-type="float">
            <text:p>49821.802889</text:p>
          </table:table-cell>
          <table:table-cell office:value-type="float" office:value="5.484168" calcext:value-type="float">
            <text:p>5.48416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2.36237" calcext:value-type="float">
            <text:p>2.3623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20328" calcext:value-type="float">
            <text:p>0.20328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49387.828153" calcext:value-type="float">
            <text:p>49387.828153</text:p>
          </table:table-cell>
          <table:table-cell office:value-type="float" office:value="5.481243" calcext:value-type="float">
            <text:p>5.48124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2.36331" calcext:value-type="float">
            <text:p>2.3633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20378" calcext:value-type="float">
            <text:p>0.20378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49146.087817" calcext:value-type="float">
            <text:p>49146.087817</text:p>
          </table:table-cell>
          <table:table-cell office:value-type="float" office:value="5.489893" calcext:value-type="float">
            <text:p>5.48989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2.3633" calcext:value-type="float">
            <text:p>2.363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20407" calcext:value-type="float">
            <text:p>0.20407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003" calcext:value-type="float">
            <text:p>3E-05</text:p>
          </table:table-cell>
          <table:table-cell office:value-type="float" office:value="49989.618023" calcext:value-type="float">
            <text:p>49989.618023</text:p>
          </table:table-cell>
          <table:table-cell office:value-type="float" office:value="5.494647" calcext:value-type="float">
            <text:p>5.49464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5.37931" calcext:value-type="float">
            <text:p>5.3793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3706" calcext:value-type="float">
            <text:p>0.3706</text:p>
          </table:table-cell>
          <table:table-cell table:number-columns-repeated="2" office:value-type="float" office:value="0.00405" calcext:value-type="float">
            <text:p>0.004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49467.438138" calcext:value-type="float">
            <text:p>49467.438138</text:p>
          </table:table-cell>
          <table:table-cell office:value-type="float" office:value="11.046104" calcext:value-type="float">
            <text:p>11.046104</text:p>
          </table:table-cell>
          <table:table-cell table:formula="of:=AVERAGE([.N137:.N141])" office:value-type="float" office:value="11.0646296" calcext:value-type="float">
            <text:p>11.0646296</text:p>
          </table:table-cell>
          <table:table-cell table:number-columns-repeated="2"/>
          <table:table-cell table:formula="of:=AVERAGE([.E137:.E141])" office:value-type="float" office:value="5.382434" calcext:value-type="float">
            <text:p>5.382434</text:p>
          </table:table-cell>
          <table:table-cell table:formula="of:=AVERAGE([.F137:.F141])" office:value-type="float" office:value="0.00164" calcext:value-type="float">
            <text:p>0.00164</text:p>
          </table:table-cell>
          <table:table-cell table:formula="of:=AVERAGE([.G137:.G141])" office:value-type="float" office:value="0.000104" calcext:value-type="float">
            <text:p>0.000104</text:p>
          </table:table-cell>
          <table:table-cell table:formula="of:=AVERAGE([.H137:.H141])" office:value-type="float" office:value="0.029836" calcext:value-type="float">
            <text:p>0.029836</text:p>
          </table:table-cell>
          <table:table-cell table:formula="of:=AVERAGE([.I137:.I141])" office:value-type="float" office:value="0.371572" calcext:value-type="float">
            <text:p>0.371572</text:p>
          </table:table-cell>
          <table:table-cell table:formula="of:=AVERAGE([.J137:.J141])" office:value-type="float" office:value="0.004084" calcext:value-type="float">
            <text:p>0.004084</text:p>
          </table:table-cell>
          <table:table-cell table:formula="of:=AVERAGE([.K137:.K141])" office:value-type="float" office:value="0.004084" calcext:value-type="float">
            <text:p>0.004084</text:p>
          </table:table-cell>
          <table:table-cell table:formula="of:=AVERAGE([.L137:.L141])"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5.38415" calcext:value-type="float">
            <text:p>5.3841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78" calcext:value-type="float">
            <text:p>0.02978</text:p>
          </table:table-cell>
          <table:table-cell office:value-type="float" office:value="0.36994" calcext:value-type="float">
            <text:p>0.36994</text:p>
          </table:table-cell>
          <table:table-cell table:number-columns-repeated="2" office:value-type="float" office:value="0.00406" calcext:value-type="float">
            <text:p>0.004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49305.791454" calcext:value-type="float">
            <text:p>49305.791454</text:p>
          </table:table-cell>
          <table:table-cell office:value-type="float" office:value="11.041651" calcext:value-type="float">
            <text:p>11.04165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5.3841" calcext:value-type="float">
            <text:p>5.384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967" calcext:value-type="float">
            <text:p>0.02967</text:p>
          </table:table-cell>
          <table:table-cell office:value-type="float" office:value="0.3722" calcext:value-type="float">
            <text:p>0.3722</text:p>
          </table:table-cell>
          <table:table-cell table:number-columns-repeated="2" office:value-type="float" office:value="0.00409" calcext:value-type="float">
            <text:p>0.00409</text:p>
          </table:table-cell>
          <table:table-cell office:value-type="float" office:value="0.00006" calcext:value-type="float">
            <text:p>6E-05</text:p>
          </table:table-cell>
          <table:table-cell office:value-type="float" office:value="49871.206408" calcext:value-type="float">
            <text:p>49871.206408</text:p>
          </table:table-cell>
          <table:table-cell office:value-type="float" office:value="11.075599" calcext:value-type="float">
            <text:p>11.07559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5.38244" calcext:value-type="float">
            <text:p>5.3824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37251" calcext:value-type="float">
            <text:p>0.37251</text:p>
          </table:table-cell>
          <table:table-cell table:number-columns-repeated="2" office:value-type="float" office:value="0.00411" calcext:value-type="float">
            <text:p>0.00411</text:p>
          </table:table-cell>
          <table:table-cell office:value-type="float" office:value="0.00003" calcext:value-type="float">
            <text:p>3E-05</text:p>
          </table:table-cell>
          <table:table-cell office:value-type="float" office:value="49474.417391" calcext:value-type="float">
            <text:p>49474.417391</text:p>
          </table:table-cell>
          <table:table-cell office:value-type="float" office:value="11.079134" calcext:value-type="float">
            <text:p>11.07913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5.38217" calcext:value-type="float">
            <text:p>5.38217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3009" calcext:value-type="float">
            <text:p>0.03009</text:p>
          </table:table-cell>
          <table:table-cell office:value-type="float" office:value="0.37261" calcext:value-type="float">
            <text:p>0.37261</text:p>
          </table:table-cell>
          <table:table-cell table:number-columns-repeated="2" office:value-type="float" office:value="0.00411" calcext:value-type="float">
            <text:p>0.00411</text:p>
          </table:table-cell>
          <table:table-cell office:value-type="float" office:value="0.00002" calcext:value-type="float">
            <text:p>2E-05</text:p>
          </table:table-cell>
          <table:table-cell office:value-type="float" office:value="49671.433895" calcext:value-type="float">
            <text:p>49671.433895</text:p>
          </table:table-cell>
          <table:table-cell office:value-type="float" office:value="11.08066" calcext:value-type="float">
            <text:p>11.08066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0.56076" calcext:value-type="float">
            <text:p>0.56076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674" calcext:value-type="float">
            <text:p>0.05674</text:p>
          </table:table-cell>
          <table:table-cell office:value-type="float" office:value="0.3158" calcext:value-type="float">
            <text:p>0.3158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5" calcext:value-type="float">
            <text:p>5E-05</text:p>
          </table:table-cell>
          <table:table-cell office:value-type="float" office:value="63536.601781" calcext:value-type="float">
            <text:p>63536.601781</text:p>
          </table:table-cell>
          <table:table-cell office:value-type="float" office:value="5.376138" calcext:value-type="float">
            <text:p>5.376138</text:p>
          </table:table-cell>
          <table:table-cell table:formula="of:=AVERAGE([.N142:.N146])" office:value-type="float" office:value="5.3070878" calcext:value-type="float">
            <text:p>5.3070878</text:p>
          </table:table-cell>
          <table:table-cell table:number-columns-repeated="2"/>
          <table:table-cell table:formula="of:=AVERAGE([.E142:.E146])" office:value-type="float" office:value="0.45828" calcext:value-type="float">
            <text:p>0.45828</text:p>
          </table:table-cell>
          <table:table-cell table:formula="of:=AVERAGE([.F142:.F146])" office:value-type="float" office:value="0.00311" calcext:value-type="float">
            <text:p>0.00311</text:p>
          </table:table-cell>
          <table:table-cell table:formula="of:=AVERAGE([.G142:.G146])" office:value-type="float" office:value="0.000192" calcext:value-type="float">
            <text:p>0.000192</text:p>
          </table:table-cell>
          <table:table-cell table:formula="of:=AVERAGE([.H142:.H146])" office:value-type="float" office:value="0.057126" calcext:value-type="float">
            <text:p>0.057126</text:p>
          </table:table-cell>
          <table:table-cell table:formula="of:=AVERAGE([.I142:.I146])" office:value-type="float" office:value="0.317988" calcext:value-type="float">
            <text:p>0.317988</text:p>
          </table:table-cell>
          <table:table-cell table:formula="of:=AVERAGE([.J142:.J146])" office:value-type="float" office:value="0.001042" calcext:value-type="float">
            <text:p>0.001042</text:p>
          </table:table-cell>
          <table:table-cell table:formula="of:=AVERAGE([.K142:.K146])" office:value-type="float" office:value="0.001042" calcext:value-type="float">
            <text:p>0.001042</text:p>
          </table:table-cell>
          <table:table-cell table:formula="of:=AVERAGE([.L142:.L146])" office:value-type="float" office:value="0.00005" calcext:value-type="float">
            <text:p>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0.43269" calcext:value-type="float">
            <text:p>0.4326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712" calcext:value-type="float">
            <text:p>0.05712</text:p>
          </table:table-cell>
          <table:table-cell office:value-type="float" office:value="0.31722" calcext:value-type="float">
            <text:p>0.31722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5" calcext:value-type="float">
            <text:p>5E-05</text:p>
          </table:table-cell>
          <table:table-cell office:value-type="float" office:value="63332.008786" calcext:value-type="float">
            <text:p>63332.008786</text:p>
          </table:table-cell>
          <table:table-cell office:value-type="float" office:value="5.269945" calcext:value-type="float">
            <text:p>5.26994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0.43258" calcext:value-type="float">
            <text:p>0.43258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722" calcext:value-type="float">
            <text:p>0.05722</text:p>
          </table:table-cell>
          <table:table-cell office:value-type="float" office:value="0.31799" calcext:value-type="float">
            <text:p>0.31799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5" calcext:value-type="float">
            <text:p>5E-05</text:p>
          </table:table-cell>
          <table:table-cell office:value-type="float" office:value="64286.028711" calcext:value-type="float">
            <text:p>64286.028711</text:p>
          </table:table-cell>
          <table:table-cell office:value-type="float" office:value="5.281611" calcext:value-type="float">
            <text:p>5.28161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0.43274" calcext:value-type="float">
            <text:p>0.43274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31759" calcext:value-type="float">
            <text:p>0.31759</text:p>
          </table:table-cell>
          <table:table-cell table:number-columns-repeated="2" office:value-type="float" office:value="0.00104" calcext:value-type="float">
            <text:p>0.00104</text:p>
          </table:table-cell>
          <table:table-cell office:value-type="float" office:value="0.00005" calcext:value-type="float">
            <text:p>5E-05</text:p>
          </table:table-cell>
          <table:table-cell office:value-type="float" office:value="63876.565361" calcext:value-type="float">
            <text:p>63876.565361</text:p>
          </table:table-cell>
          <table:table-cell office:value-type="float" office:value="5.27553" calcext:value-type="float">
            <text:p>5.2755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0.43263" calcext:value-type="float">
            <text:p>0.43263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757" calcext:value-type="float">
            <text:p>0.05757</text:p>
          </table:table-cell>
          <table:table-cell office:value-type="float" office:value="0.32134" calcext:value-type="float">
            <text:p>0.32134</text:p>
          </table:table-cell>
          <table:table-cell table:number-columns-repeated="2" office:value-type="float" office:value="0.00105" calcext:value-type="float">
            <text:p>0.001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64085.052958" calcext:value-type="float">
            <text:p>64085.052958</text:p>
          </table:table-cell>
          <table:table-cell office:value-type="float" office:value="5.332215" calcext:value-type="float">
            <text:p>5.332215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71" calcext:value-type="float">
            <text:p>1.4371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732" calcext:value-type="float">
            <text:p>0.05732</text:p>
          </table:table-cell>
          <table:table-cell office:value-type="float" office:value="0.32471" calcext:value-type="float">
            <text:p>0.32471</text:p>
          </table:table-cell>
          <table:table-cell table:number-columns-repeated="2" office:value-type="float" office:value="0.00202" calcext:value-type="float">
            <text:p>0.0020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3689.311049" calcext:value-type="float">
            <text:p>63689.311049</text:p>
          </table:table-cell>
          <table:table-cell office:value-type="float" office:value="6.403199" calcext:value-type="float">
            <text:p>6.403199</text:p>
          </table:table-cell>
          <table:table-cell table:formula="of:=AVERAGE([.N147:.N151])" office:value-type="float" office:value="6.4112918" calcext:value-type="float">
            <text:p>6.4112918</text:p>
          </table:table-cell>
          <table:table-cell table:number-columns-repeated="2"/>
          <table:table-cell table:formula="of:=AVERAGE([.E147:.E151])" office:value-type="float" office:value="1.4372" calcext:value-type="float">
            <text:p>1.4372</text:p>
          </table:table-cell>
          <table:table-cell table:formula="of:=AVERAGE([.F147:.F151])" office:value-type="float" office:value="0.002938" calcext:value-type="float">
            <text:p>0.002938</text:p>
          </table:table-cell>
          <table:table-cell table:formula="of:=AVERAGE([.G147:.G151])" office:value-type="float" office:value="0.00019" calcext:value-type="float">
            <text:p>0.00019</text:p>
          </table:table-cell>
          <table:table-cell table:formula="of:=AVERAGE([.H147:.H151])" office:value-type="float" office:value="0.057658" calcext:value-type="float">
            <text:p>0.057658</text:p>
          </table:table-cell>
          <table:table-cell table:formula="of:=AVERAGE([.I147:.I151])" office:value-type="float" office:value="0.325214" calcext:value-type="float">
            <text:p>0.325214</text:p>
          </table:table-cell>
          <table:table-cell table:formula="of:=AVERAGE([.J147:.J151])" office:value-type="float" office:value="0.002024" calcext:value-type="float">
            <text:p>0.002024</text:p>
          </table:table-cell>
          <table:table-cell table:formula="of:=AVERAGE([.K147:.K151])" office:value-type="float" office:value="0.002024" calcext:value-type="float">
            <text:p>0.002024</text:p>
          </table:table-cell>
          <table:table-cell table:formula="of:=AVERAGE([.L147:.L151])"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746" calcext:value-type="float">
            <text:p>1.43746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764" calcext:value-type="float">
            <text:p>0.05764</text:p>
          </table:table-cell>
          <table:table-cell office:value-type="float" office:value="0.32488" calcext:value-type="float">
            <text:p>0.32488</text:p>
          </table:table-cell>
          <table:table-cell table:number-columns-repeated="2" office:value-type="float" office:value="0.00202" calcext:value-type="float">
            <text:p>0.00202</text:p>
          </table:table-cell>
          <table:table-cell office:value-type="float" office:value="0.00004" calcext:value-type="float">
            <text:p>4E-05</text:p>
          </table:table-cell>
          <table:table-cell office:value-type="float" office:value="62614.046196" calcext:value-type="float">
            <text:p>62614.046196</text:p>
          </table:table-cell>
          <table:table-cell office:value-type="float" office:value="6.406477" calcext:value-type="float">
            <text:p>6.40647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691" calcext:value-type="float">
            <text:p>1.43691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0.32408" calcext:value-type="float">
            <text:p>0.32408</text:p>
          </table:table-cell>
          <table:table-cell table:number-columns-repeated="2" office:value-type="float" office:value="0.00202" calcext:value-type="float">
            <text:p>0.0020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3600.552207" calcext:value-type="float">
            <text:p>63600.552207</text:p>
          </table:table-cell>
          <table:table-cell office:value-type="float" office:value="6.394541" calcext:value-type="float">
            <text:p>6.39454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722" calcext:value-type="float">
            <text:p>1.43722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735" calcext:value-type="float">
            <text:p>0.05735</text:p>
          </table:table-cell>
          <table:table-cell office:value-type="float" office:value="0.32411" calcext:value-type="float">
            <text:p>0.32411</text:p>
          </table:table-cell>
          <table:table-cell table:number-columns-repeated="2" office:value-type="float" office:value="0.00202" calcext:value-type="float">
            <text:p>0.00202</text:p>
          </table:table-cell>
          <table:table-cell office:value-type="float" office:value="0.00002" calcext:value-type="float">
            <text:p>2E-05</text:p>
          </table:table-cell>
          <table:table-cell office:value-type="float" office:value="63082.380073" calcext:value-type="float">
            <text:p>63082.380073</text:p>
          </table:table-cell>
          <table:table-cell office:value-type="float" office:value="6.394262" calcext:value-type="float">
            <text:p>6.39426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731" calcext:value-type="float">
            <text:p>1.43731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807" calcext:value-type="float">
            <text:p>0.05807</text:p>
          </table:table-cell>
          <table:table-cell office:value-type="float" office:value="0.32829" calcext:value-type="float">
            <text:p>0.32829</text:p>
          </table:table-cell>
          <table:table-cell table:number-columns-repeated="2" office:value-type="float" office:value="0.00204" calcext:value-type="float">
            <text:p>0.00204</text:p>
          </table:table-cell>
          <table:table-cell office:value-type="float" office:value="0.00003" calcext:value-type="float">
            <text:p>3E-05</text:p>
          </table:table-cell>
          <table:table-cell office:value-type="float" office:value="62742.895826" calcext:value-type="float">
            <text:p>62742.895826</text:p>
          </table:table-cell>
          <table:table-cell office:value-type="float" office:value="6.45798" calcext:value-type="float">
            <text:p>6.4579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.51285" calcext:value-type="float">
            <text:p>3.51285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37781" calcext:value-type="float">
            <text:p>0.37781</text:p>
          </table:table-cell>
          <table:table-cell table:number-columns-repeated="2" office:value-type="float" office:value="0.00399" calcext:value-type="float">
            <text:p>0.00399</text:p>
          </table:table-cell>
          <table:table-cell office:value-type="float" office:value="0.00003" calcext:value-type="float">
            <text:p>3E-05</text:p>
          </table:table-cell>
          <table:table-cell office:value-type="float" office:value="62618.588415" calcext:value-type="float">
            <text:p>62618.588415</text:p>
          </table:table-cell>
          <table:table-cell office:value-type="float" office:value="9.309796" calcext:value-type="float">
            <text:p>9.309796</text:p>
          </table:table-cell>
          <table:table-cell table:formula="of:=AVERAGE([.N152:.N156])" office:value-type="float" office:value="9.3522782" calcext:value-type="float">
            <text:p>9.3522782</text:p>
          </table:table-cell>
          <table:table-cell table:number-columns-repeated="2"/>
          <table:table-cell table:formula="of:=AVERAGE([.E152:.E156])" office:value-type="float" office:value="3.509852" calcext:value-type="float">
            <text:p>3.509852</text:p>
          </table:table-cell>
          <table:table-cell table:formula="of:=AVERAGE([.F152:.F156])" office:value-type="float" office:value="0.002996" calcext:value-type="float">
            <text:p>0.002996</text:p>
          </table:table-cell>
          <table:table-cell table:formula="of:=AVERAGE([.G152:.G156])" office:value-type="float" office:value="0.000198" calcext:value-type="float">
            <text:p>0.000198</text:p>
          </table:table-cell>
          <table:table-cell table:formula="of:=AVERAGE([.H152:.H156])" office:value-type="float" office:value="0.058388" calcext:value-type="float">
            <text:p>0.058388</text:p>
          </table:table-cell>
          <table:table-cell table:formula="of:=AVERAGE([.I152:.I156])" office:value-type="float" office:value="0.380758" calcext:value-type="float">
            <text:p>0.380758</text:p>
          </table:table-cell>
          <table:table-cell table:formula="of:=AVERAGE([.J152:.J156])" office:value-type="float" office:value="0.00403" calcext:value-type="float">
            <text:p>0.00403</text:p>
          </table:table-cell>
          <table:table-cell table:formula="of:=AVERAGE([.K152:.K156])" office:value-type="float" office:value="0.00403" calcext:value-type="float">
            <text:p>0.00403</text:p>
          </table:table-cell>
          <table:table-cell table:formula="of:=AVERAGE([.L152:.L156])"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.50936" calcext:value-type="float">
            <text:p>3.50936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.00403" calcext:value-type="float">
            <text:p>0.00403</text:p>
          </table:table-cell>
          <table:table-cell office:value-type="float" office:value="0.00002" calcext:value-type="float">
            <text:p>2E-05</text:p>
          </table:table-cell>
          <table:table-cell office:value-type="float" office:value="62769.016883" calcext:value-type="float">
            <text:p>62769.016883</text:p>
          </table:table-cell>
          <table:table-cell office:value-type="float" office:value="9.354921" calcext:value-type="float">
            <text:p>9.35492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.51025" calcext:value-type="float">
            <text:p>3.51025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38019" calcext:value-type="float">
            <text:p>0.38019</text:p>
          </table:table-cell>
          <table:table-cell table:number-columns-repeated="2" office:value-type="float" office:value="0.00403" calcext:value-type="float">
            <text:p>0.00403</text:p>
          </table:table-cell>
          <table:table-cell office:value-type="float" office:value="0.00002" calcext:value-type="float">
            <text:p>2E-05</text:p>
          </table:table-cell>
          <table:table-cell office:value-type="float" office:value="63217.156476" calcext:value-type="float">
            <text:p>63217.156476</text:p>
          </table:table-cell>
          <table:table-cell office:value-type="float" office:value="9.344751" calcext:value-type="float">
            <text:p>9.34475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.5064" calcext:value-type="float">
            <text:p>3.5064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848" calcext:value-type="float">
            <text:p>0.05848</text:p>
          </table:table-cell>
          <table:table-cell office:value-type="float" office:value="0.38185" calcext:value-type="float">
            <text:p>0.38185</text:p>
          </table:table-cell>
          <table:table-cell table:number-columns-repeated="2" office:value-type="float" office:value="0.00404" calcext:value-type="float">
            <text:p>0.00404</text:p>
          </table:table-cell>
          <table:table-cell office:value-type="float" office:value="0.00004" calcext:value-type="float">
            <text:p>4E-05</text:p>
          </table:table-cell>
          <table:table-cell office:value-type="float" office:value="62753.454463" calcext:value-type="float">
            <text:p>62753.454463</text:p>
          </table:table-cell>
          <table:table-cell office:value-type="float" office:value="9.365223" calcext:value-type="float">
            <text:p>9.36522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.5104" calcext:value-type="float">
            <text:p>3.5104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892" calcext:value-type="float">
            <text:p>0.05892</text:p>
          </table:table-cell>
          <table:table-cell office:value-type="float" office:value="0.38294" calcext:value-type="float">
            <text:p>0.38294</text:p>
          </table:table-cell>
          <table:table-cell table:number-columns-repeated="2" office:value-type="float" office:value="0.00406" calcext:value-type="float">
            <text:p>0.004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63029.973418" calcext:value-type="float">
            <text:p>63029.973418</text:p>
          </table:table-cell>
          <table:table-cell office:value-type="float" office:value="9.3867" calcext:value-type="float">
            <text:p>9.386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7.77022" calcext:value-type="float">
            <text:p>7.77022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893" calcext:value-type="float">
            <text:p>0.05893</text:p>
          </table:table-cell>
          <table:table-cell office:value-type="float" office:value="0.91072" calcext:value-type="float">
            <text:p>0.91072</text:p>
          </table:table-cell>
          <table:table-cell table:number-columns-repeated="2" office:value-type="float" office:value="0.00805" calcext:value-type="float">
            <text:p>0.008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62605.928975" calcext:value-type="float">
            <text:p>62605.928975</text:p>
          </table:table-cell>
          <table:table-cell office:value-type="float" office:value="21.630879" calcext:value-type="float">
            <text:p>21.630879</text:p>
          </table:table-cell>
          <table:table-cell table:formula="of:=AVERAGE([.N157:.N161])" office:value-type="float" office:value="21.6662028" calcext:value-type="float">
            <text:p>21.6662028</text:p>
          </table:table-cell>
          <table:table-cell table:number-columns-repeated="2"/>
          <table:table-cell table:formula="of:=AVERAGE([.E157:.E161])" office:value-type="float" office:value="7.771124" calcext:value-type="float">
            <text:p>7.771124</text:p>
          </table:table-cell>
          <table:table-cell table:formula="of:=AVERAGE([.F157:.F161])" office:value-type="float" office:value="0.003114" calcext:value-type="float">
            <text:p>0.003114</text:p>
          </table:table-cell>
          <table:table-cell table:formula="of:=AVERAGE([.G157:.G161])" office:value-type="float" office:value="0.000204" calcext:value-type="float">
            <text:p>0.000204</text:p>
          </table:table-cell>
          <table:table-cell table:formula="of:=AVERAGE([.H157:.H161])" office:value-type="float" office:value="0.05941" calcext:value-type="float">
            <text:p>0.05941</text:p>
          </table:table-cell>
          <table:table-cell table:formula="of:=AVERAGE([.I157:.I161])" office:value-type="float" office:value="0.912886" calcext:value-type="float">
            <text:p>0.912886</text:p>
          </table:table-cell>
          <table:table-cell table:formula="of:=AVERAGE([.J157:.J161])" office:value-type="float" office:value="0.008126" calcext:value-type="float">
            <text:p>0.008126</text:p>
          </table:table-cell>
          <table:table-cell table:formula="of:=AVERAGE([.K157:.K161])" office:value-type="float" office:value="0.008126" calcext:value-type="float">
            <text:p>0.008126</text:p>
          </table:table-cell>
          <table:table-cell table:formula="of:=AVERAGE([.L157:.L161])" office:value-type="float" office:value="0.000058" calcext:value-type="float">
            <text:p>5.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7.77208" calcext:value-type="float">
            <text:p>7.7720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948" calcext:value-type="float">
            <text:p>0.05948</text:p>
          </table:table-cell>
          <table:table-cell office:value-type="float" office:value="0.91005" calcext:value-type="float">
            <text:p>0.91005</text:p>
          </table:table-cell>
          <table:table-cell table:number-columns-repeated="2" office:value-type="float" office:value="0.00812" calcext:value-type="float">
            <text:p>0.0081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63231.431375" calcext:value-type="float">
            <text:p>63231.431375</text:p>
          </table:table-cell>
          <table:table-cell office:value-type="float" office:value="21.624424" calcext:value-type="float">
            <text:p>21.62442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7.77186" calcext:value-type="float">
            <text:p>7.77186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5953" calcext:value-type="float">
            <text:p>0.05953</text:p>
          </table:table-cell>
          <table:table-cell office:value-type="float" office:value="0.91318" calcext:value-type="float">
            <text:p>0.91318</text:p>
          </table:table-cell>
          <table:table-cell table:number-columns-repeated="2" office:value-type="float" office:value="0.00812" calcext:value-type="float">
            <text:p>0.00812</text:p>
          </table:table-cell>
          <table:table-cell office:value-type="float" office:value="0.00004" calcext:value-type="float">
            <text:p>4E-05</text:p>
          </table:table-cell>
          <table:table-cell office:value-type="float" office:value="62620.341096" calcext:value-type="float">
            <text:p>62620.341096</text:p>
          </table:table-cell>
          <table:table-cell office:value-type="float" office:value="21.671387" calcext:value-type="float">
            <text:p>21.67138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7.77077" calcext:value-type="float">
            <text:p>7.77077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91407" calcext:value-type="float">
            <text:p>0.91407</text:p>
          </table:table-cell>
          <table:table-cell table:number-columns-repeated="2" office:value-type="float" office:value="0.00814" calcext:value-type="float">
            <text:p>0.00814</text:p>
          </table:table-cell>
          <table:table-cell office:value-type="float" office:value="0.00003" calcext:value-type="float">
            <text:p>3E-05</text:p>
          </table:table-cell>
          <table:table-cell office:value-type="float" office:value="62832.758134" calcext:value-type="float">
            <text:p>62832.758134</text:p>
          </table:table-cell>
          <table:table-cell office:value-type="float" office:value="21.684225" calcext:value-type="float">
            <text:p>21.68422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7.77069" calcext:value-type="float">
            <text:p>7.77069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949" calcext:value-type="float">
            <text:p>0.05949</text:p>
          </table:table-cell>
          <table:table-cell office:value-type="float" office:value="0.91641" calcext:value-type="float">
            <text:p>0.91641</text:p>
          </table:table-cell>
          <table:table-cell table:number-columns-repeated="2" office:value-type="float" office:value="0.0082" calcext:value-type="float">
            <text:p>0.0082</text:p>
          </table:table-cell>
          <table:table-cell office:value-type="float" office:value="0.00007" calcext:value-type="float">
            <text:p>7E-05</text:p>
          </table:table-cell>
          <table:table-cell office:value-type="float" office:value="62030.153043" calcext:value-type="float">
            <text:p>62030.153043</text:p>
          </table:table-cell>
          <table:table-cell office:value-type="float" office:value="21.720099" calcext:value-type="float">
            <text:p>21.72009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1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.68168" calcext:value-type="float">
            <text:p>1.68168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189" calcext:value-type="float">
            <text:p>0.33189</text:p>
          </table:table-cell>
          <table:table-cell office:value-type="float" office:value="2.50251" calcext:value-type="float">
            <text:p>2.50251</text:p>
          </table:table-cell>
          <table:table-cell table:number-columns-repeated="2" office:value-type="float" office:value="0.00538" calcext:value-type="float">
            <text:p>0.00538</text:p>
          </table:table-cell>
          <table:table-cell office:value-type="float" office:value="0.00006" calcext:value-type="float">
            <text:p>6E-05</text:p>
          </table:table-cell>
          <table:table-cell office:value-type="float" office:value="345929.272598" calcext:value-type="float">
            <text:p>345929.272598</text:p>
          </table:table-cell>
          <table:table-cell office:value-type="float" office:value="39.650789" calcext:value-type="float">
            <text:p>39.650789</text:p>
          </table:table-cell>
          <table:table-cell table:formula="of:=AVERAGE([.N182:.N186])" office:value-type="float" office:value="39.8217522" calcext:value-type="float">
            <text:p>39.8217522</text:p>
          </table:table-cell>
          <table:table-cell table:number-columns-repeated="2"/>
          <table:table-cell table:formula="of:=AVERAGE([.E182:.E186])" office:value-type="float" office:value="1.682244" calcext:value-type="float">
            <text:p>1.682244</text:p>
          </table:table-cell>
          <table:table-cell table:formula="of:=AVERAGE([.F182:.F186])" office:value-type="float" office:value="0.012926" calcext:value-type="float">
            <text:p>0.012926</text:p>
          </table:table-cell>
          <table:table-cell table:formula="of:=AVERAGE([.G182:.G186])" office:value-type="float" office:value="0.000892" calcext:value-type="float">
            <text:p>0.000892</text:p>
          </table:table-cell>
          <table:table-cell table:formula="of:=AVERAGE([.H182:.H186])" office:value-type="float" office:value="0.334204" calcext:value-type="float">
            <text:p>0.334204</text:p>
          </table:table-cell>
          <table:table-cell table:formula="of:=AVERAGE([.I182:.I186])" office:value-type="float" office:value="2.513678" calcext:value-type="float">
            <text:p>2.513678</text:p>
          </table:table-cell>
          <table:table-cell table:formula="of:=AVERAGE([.J182:.J186])" office:value-type="float" office:value="0.005416" calcext:value-type="float">
            <text:p>0.005416</text:p>
          </table:table-cell>
          <table:table-cell table:formula="of:=AVERAGE([.K182:.K186])" office:value-type="float" office:value="0.005416" calcext:value-type="float">
            <text:p>0.005416</text:p>
          </table:table-cell>
          <table:table-cell table:formula="of:=AVERAGE([.L182:.L186])" office:value-type="float" office:value="0.000058" calcext:value-type="float">
            <text:p>5.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.68168" calcext:value-type="float">
            <text:p>1.68168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189" calcext:value-type="float">
            <text:p>0.33189</text:p>
          </table:table-cell>
          <table:table-cell office:value-type="float" office:value="2.50251" calcext:value-type="float">
            <text:p>2.50251</text:p>
          </table:table-cell>
          <table:table-cell table:number-columns-repeated="2" office:value-type="float" office:value="0.00538" calcext:value-type="float">
            <text:p>0.00538</text:p>
          </table:table-cell>
          <table:table-cell office:value-type="float" office:value="0.00006" calcext:value-type="float">
            <text:p>6E-05</text:p>
          </table:table-cell>
          <table:table-cell office:value-type="float" office:value="345929.272598" calcext:value-type="float">
            <text:p>345929.272598</text:p>
          </table:table-cell>
          <table:table-cell office:value-type="float" office:value="39.650789" calcext:value-type="float">
            <text:p>39.65078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.68259" calcext:value-type="float">
            <text:p>1.68259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449" calcext:value-type="float">
            <text:p>0.33449</text:p>
          </table:table-cell>
          <table:table-cell office:value-type="float" office:value="2.50889" calcext:value-type="float">
            <text:p>2.50889</text:p>
          </table:table-cell>
          <table:table-cell table:number-columns-repeated="2" office:value-type="float" office:value="0.00541" calcext:value-type="float">
            <text:p>0.00541</text:p>
          </table:table-cell>
          <table:table-cell office:value-type="float" office:value="0.00006" calcext:value-type="float">
            <text:p>6E-05</text:p>
          </table:table-cell>
          <table:table-cell office:value-type="float" office:value="344115.010623" calcext:value-type="float">
            <text:p>344115.010623</text:p>
          </table:table-cell>
          <table:table-cell office:value-type="float" office:value="39.750114" calcext:value-type="float">
            <text:p>39.75011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.68203" calcext:value-type="float">
            <text:p>1.68203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648" calcext:value-type="float">
            <text:p>0.33648</text:p>
          </table:table-cell>
          <table:table-cell office:value-type="float" office:value="2.52375" calcext:value-type="float">
            <text:p>2.52375</text:p>
          </table:table-cell>
          <table:table-cell table:number-columns-repeated="2" office:value-type="float" office:value="0.00546" calcext:value-type="float">
            <text:p>0.00546</text:p>
          </table:table-cell>
          <table:table-cell office:value-type="float" office:value="0.00007" calcext:value-type="float">
            <text:p>7E-05</text:p>
          </table:table-cell>
          <table:table-cell office:value-type="float" office:value="340007.028055" calcext:value-type="float">
            <text:p>340007.028055</text:p>
          </table:table-cell>
          <table:table-cell office:value-type="float" office:value="39.975905" calcext:value-type="float">
            <text:p>39.97590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.68324" calcext:value-type="float">
            <text:p>1.68324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33627" calcext:value-type="float">
            <text:p>0.33627</text:p>
          </table:table-cell>
          <table:table-cell office:value-type="float" office:value="2.53073" calcext:value-type="float">
            <text:p>2.53073</text:p>
          </table:table-cell>
          <table:table-cell table:number-columns-repeated="2" office:value-type="float" office:value="0.00545" calcext:value-type="float">
            <text:p>0.00545</text:p>
          </table:table-cell>
          <table:table-cell office:value-type="float" office:value="0.00004" calcext:value-type="float">
            <text:p>4E-05</text:p>
          </table:table-cell>
          <table:table-cell office:value-type="float" office:value="345953.581418" calcext:value-type="float">
            <text:p>345953.581418</text:p>
          </table:table-cell>
          <table:table-cell office:value-type="float" office:value="40.081164" calcext:value-type="float">
            <text:p>40.0811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3.97623" calcext:value-type="float">
            <text:p>3.9762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654" calcext:value-type="float">
            <text:p>0.33654</text:p>
          </table:table-cell>
          <table:table-cell office:value-type="float" office:value="2.53907" calcext:value-type="float">
            <text:p>2.53907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.00006" calcext:value-type="float">
            <text:p>6E-05</text:p>
          </table:table-cell>
          <table:table-cell office:value-type="float" office:value="341959.082345" calcext:value-type="float">
            <text:p>341959.082345</text:p>
          </table:table-cell>
          <table:table-cell office:value-type="float" office:value="42.578789" calcext:value-type="float">
            <text:p>42.578789</text:p>
          </table:table-cell>
          <table:table-cell table:formula="of:=AVERAGE([.N187:.N191])" office:value-type="float" office:value="42.611128" calcext:value-type="float">
            <text:p>42.611128</text:p>
          </table:table-cell>
          <table:table-cell table:number-columns-repeated="2"/>
          <table:table-cell table:formula="of:=AVERAGE([.E187:.E191])" office:value-type="float" office:value="3.97747" calcext:value-type="float">
            <text:p>3.97747</text:p>
          </table:table-cell>
          <table:table-cell table:formula="of:=AVERAGE([.F187:.F191])" office:value-type="float" office:value="0.013372" calcext:value-type="float">
            <text:p>0.013372</text:p>
          </table:table-cell>
          <table:table-cell table:formula="of:=AVERAGE([.G187:.G191])" office:value-type="float" office:value="0.00089" calcext:value-type="float">
            <text:p>0.00089</text:p>
          </table:table-cell>
          <table:table-cell table:formula="of:=AVERAGE([.H187:.H191])" office:value-type="float" office:value="0.336784" calcext:value-type="float">
            <text:p>0.336784</text:p>
          </table:table-cell>
          <table:table-cell table:formula="of:=AVERAGE([.I187:.I191])" office:value-type="float" office:value="2.54116" calcext:value-type="float">
            <text:p>2.54116</text:p>
          </table:table-cell>
          <table:table-cell table:formula="of:=AVERAGE([.J187:.J191])" office:value-type="float" office:value="0.01053" calcext:value-type="float">
            <text:p>0.01053</text:p>
          </table:table-cell>
          <table:table-cell table:formula="of:=AVERAGE([.K187:.K191])" office:value-type="float" office:value="0.01053" calcext:value-type="float">
            <text:p>0.01053</text:p>
          </table:table-cell>
          <table:table-cell table:formula="of:=AVERAGE([.L187:.L191])" office:value-type="float" office:value="0.000048" calcext:value-type="float">
            <text:p>4.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3.97667" calcext:value-type="float">
            <text:p>3.9766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683" calcext:value-type="float">
            <text:p>0.33683</text:p>
          </table:table-cell>
          <table:table-cell office:value-type="float" office:value="2.54236" calcext:value-type="float">
            <text:p>2.54236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.00005" calcext:value-type="float">
            <text:p>5E-05</text:p>
          </table:table-cell>
          <table:table-cell office:value-type="float" office:value="336468.617759" calcext:value-type="float">
            <text:p>336468.617759</text:p>
          </table:table-cell>
          <table:table-cell office:value-type="float" office:value="42.628568" calcext:value-type="float">
            <text:p>42.62856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3.97747" calcext:value-type="float">
            <text:p>3.97747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635" calcext:value-type="float">
            <text:p>0.33635</text:p>
          </table:table-cell>
          <table:table-cell office:value-type="float" office:value="2.54049" calcext:value-type="float">
            <text:p>2.54049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.00003" calcext:value-type="float">
            <text:p>3E-05</text:p>
          </table:table-cell>
          <table:table-cell office:value-type="float" office:value="339967.207938" calcext:value-type="float">
            <text:p>339967.207938</text:p>
          </table:table-cell>
          <table:table-cell office:value-type="float" office:value="42.599603" calcext:value-type="float">
            <text:p>42.59960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3.97798" calcext:value-type="float">
            <text:p>3.97798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635" calcext:value-type="float">
            <text:p>0.33635</text:p>
          </table:table-cell>
          <table:table-cell office:value-type="float" office:value="2.54503" calcext:value-type="float">
            <text:p>2.54503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.00005" calcext:value-type="float">
            <text:p>5E-05</text:p>
          </table:table-cell>
          <table:table-cell office:value-type="float" office:value="343413.647621" calcext:value-type="float">
            <text:p>343413.647621</text:p>
          </table:table-cell>
          <table:table-cell office:value-type="float" office:value="42.669768" calcext:value-type="float">
            <text:p>42.66976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3.979" calcext:value-type="float">
            <text:p>3.979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785" calcext:value-type="float">
            <text:p>0.33785</text:p>
          </table:table-cell>
          <table:table-cell office:value-type="float" office:value="2.53885" calcext:value-type="float">
            <text:p>2.53885</text:p>
          </table:table-cell>
          <table:table-cell table:number-columns-repeated="2" office:value-type="float" office:value="0.01053" calcext:value-type="float">
            <text:p>0.01053</text:p>
          </table:table-cell>
          <table:table-cell office:value-type="float" office:value="0.00005" calcext:value-type="float">
            <text:p>5E-05</text:p>
          </table:table-cell>
          <table:table-cell office:value-type="float" office:value="341333.979162" calcext:value-type="float">
            <text:p>341333.979162</text:p>
          </table:table-cell>
          <table:table-cell office:value-type="float" office:value="42.578912" calcext:value-type="float">
            <text:p>42.57891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office:value-type="float" office:value="8.79848" calcext:value-type="float">
            <text:p>8.79848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33719" calcext:value-type="float">
            <text:p>0.33719</text:p>
          </table:table-cell>
          <table:table-cell office:value-type="float" office:value="2.96313" calcext:value-type="float">
            <text:p>2.96313</text:p>
          </table:table-cell>
          <table:table-cell table:number-columns-repeated="2" office:value-type="float" office:value="0.02087" calcext:value-type="float">
            <text:p>0.02087</text:p>
          </table:table-cell>
          <table:table-cell office:value-type="float" office:value="0.00005" calcext:value-type="float">
            <text:p>5E-05</text:p>
          </table:table-cell>
          <table:table-cell office:value-type="float" office:value="340491.439458" calcext:value-type="float">
            <text:p>340491.439458</text:p>
          </table:table-cell>
          <table:table-cell office:value-type="float" office:value="53.923577" calcext:value-type="float">
            <text:p>53.923577</text:p>
          </table:table-cell>
          <table:table-cell table:formula="of:=AVERAGE([.N192:.N196])" office:value-type="float" office:value="54.3332012" calcext:value-type="float">
            <text:p>54.3332012</text:p>
          </table:table-cell>
          <table:table-cell table:number-columns-repeated="2"/>
          <table:table-cell table:formula="of:=AVERAGE([.E192:.E196])" office:value-type="float" office:value="8.797442" calcext:value-type="float">
            <text:p>8.797442</text:p>
          </table:table-cell>
          <table:table-cell table:formula="of:=AVERAGE([.F192:.F196])" office:value-type="float" office:value="0.013782" calcext:value-type="float">
            <text:p>0.013782</text:p>
          </table:table-cell>
          <table:table-cell table:formula="of:=AVERAGE([.G192:.G196])" office:value-type="float" office:value="0.000928" calcext:value-type="float">
            <text:p>0.000928</text:p>
          </table:table-cell>
          <table:table-cell table:formula="of:=AVERAGE([.H192:.H196])" office:value-type="float" office:value="0.341682" calcext:value-type="float">
            <text:p>0.341682</text:p>
          </table:table-cell>
          <table:table-cell table:formula="of:=AVERAGE([.I192:.I196])" office:value-type="float" office:value="2.9903" calcext:value-type="float">
            <text:p>2.9903</text:p>
          </table:table-cell>
          <table:table-cell table:formula="of:=AVERAGE([.J192:.J196])" office:value-type="float" office:value="0.020932" calcext:value-type="float">
            <text:p>0.020932</text:p>
          </table:table-cell>
          <table:table-cell table:formula="of:=AVERAGE([.K192:.K196])" office:value-type="float" office:value="0.020932" calcext:value-type="float">
            <text:p>0.020932</text:p>
          </table:table-cell>
          <table:table-cell table:formula="of:=AVERAGE([.L192:.L196])" office:value-type="float" office:value="0.00005" calcext:value-type="float">
            <text:p>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office:value-type="float" office:value="8.79841" calcext:value-type="float">
            <text:p>8.79841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34134" calcext:value-type="float">
            <text:p>0.34134</text:p>
          </table:table-cell>
          <table:table-cell office:value-type="float" office:value="2.99877" calcext:value-type="float">
            <text:p>2.99877</text:p>
          </table:table-cell>
          <table:table-cell table:number-columns-repeated="2" office:value-type="float" office:value="0.02091" calcext:value-type="float">
            <text:p>0.02091</text:p>
          </table:table-cell>
          <table:table-cell office:value-type="float" office:value="0.00005" calcext:value-type="float">
            <text:p>5E-05</text:p>
          </table:table-cell>
          <table:table-cell office:value-type="float" office:value="335965.537346" calcext:value-type="float">
            <text:p>335965.537346</text:p>
          </table:table-cell>
          <table:table-cell office:value-type="float" office:value="54.459029" calcext:value-type="float">
            <text:p>54.45902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office:value-type="float" office:value="8.79629" calcext:value-type="float">
            <text:p>8.79629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34274" calcext:value-type="float">
            <text:p>0.34274</text:p>
          </table:table-cell>
          <table:table-cell office:value-type="float" office:value="2.99095" calcext:value-type="float">
            <text:p>2.99095</text:p>
          </table:table-cell>
          <table:table-cell table:number-columns-repeated="2" office:value-type="float" office:value="0.02098" calcext:value-type="float">
            <text:p>0.02098</text:p>
          </table:table-cell>
          <table:table-cell office:value-type="float" office:value="0.00005" calcext:value-type="float">
            <text:p>5E-05</text:p>
          </table:table-cell>
          <table:table-cell office:value-type="float" office:value="338924.656217" calcext:value-type="float">
            <text:p>338924.656217</text:p>
          </table:table-cell>
          <table:table-cell office:value-type="float" office:value="54.343078" calcext:value-type="float">
            <text:p>54.34307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office:value-type="float" office:value="8.78792" calcext:value-type="float">
            <text:p>8.78792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3464" calcext:value-type="float">
            <text:p>0.3464</text:p>
          </table:table-cell>
          <table:table-cell office:value-type="float" office:value="3.00346" calcext:value-type="float">
            <text:p>3.00346</text:p>
          </table:table-cell>
          <table:table-cell table:number-columns-repeated="2" office:value-type="float" office:value="0.02094" calcext:value-type="float">
            <text:p>0.02094</text:p>
          </table:table-cell>
          <table:table-cell office:value-type="float" office:value="0.00005" calcext:value-type="float">
            <text:p>5E-05</text:p>
          </table:table-cell>
          <table:table-cell office:value-type="float" office:value="340426.685061" calcext:value-type="float">
            <text:p>340426.685061</text:p>
          </table:table-cell>
          <table:table-cell office:value-type="float" office:value="54.525855" calcext:value-type="float">
            <text:p>54.52585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office:value-type="float" office:value="8.80611" calcext:value-type="float">
            <text:p>8.80611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34074" calcext:value-type="float">
            <text:p>0.34074</text:p>
          </table:table-cell>
          <table:table-cell office:value-type="float" office:value="2.99519" calcext:value-type="float">
            <text:p>2.99519</text:p>
          </table:table-cell>
          <table:table-cell table:number-columns-repeated="2" office:value-type="float" office:value="0.02096" calcext:value-type="float">
            <text:p>0.02096</text:p>
          </table:table-cell>
          <table:table-cell office:value-type="float" office:value="0.00005" calcext:value-type="float">
            <text:p>5E-05</text:p>
          </table:table-cell>
          <table:table-cell office:value-type="float" office:value="341306.429914" calcext:value-type="float">
            <text:p>341306.429914</text:p>
          </table:table-cell>
          <table:table-cell office:value-type="float" office:value="54.414467" calcext:value-type="float">
            <text:p>54.41446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26.57053" calcext:value-type="float">
            <text:p>26.57053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34091" calcext:value-type="float">
            <text:p>0.34091</text:p>
          </table:table-cell>
          <table:table-cell office:value-type="float" office:value="6.49859" calcext:value-type="float">
            <text:p>6.49859</text:p>
          </table:table-cell>
          <table:table-cell table:number-columns-repeated="2" office:value-type="float" office:value="0.04183" calcext:value-type="float">
            <text:p>0.04183</text:p>
          </table:table-cell>
          <table:table-cell office:value-type="float" office:value="0.00006" calcext:value-type="float">
            <text:p>6E-05</text:p>
          </table:table-cell>
          <table:table-cell office:value-type="float" office:value="338878.444724" calcext:value-type="float">
            <text:p>338878.444724</text:p>
          </table:table-cell>
          <table:table-cell office:value-type="float" office:value="125.053552" calcext:value-type="float">
            <text:p>125.053552</text:p>
          </table:table-cell>
          <table:table-cell table:formula="of:=AVERAGE([.N197:.N201])" office:value-type="float" office:value="125.1715926" calcext:value-type="float">
            <text:p>125.1715926</text:p>
          </table:table-cell>
          <table:table-cell table:number-columns-repeated="2"/>
          <table:table-cell table:formula="of:=AVERAGE([.E197:.E201])" office:value-type="float" office:value="26.56798" calcext:value-type="float">
            <text:p>26.56798</text:p>
          </table:table-cell>
          <table:table-cell table:formula="of:=AVERAGE([.F197:.F201])" office:value-type="float" office:value="0.013904" calcext:value-type="float">
            <text:p>0.013904</text:p>
          </table:table-cell>
          <table:table-cell table:formula="of:=AVERAGE([.G197:.G201])" office:value-type="float" office:value="0.000944" calcext:value-type="float">
            <text:p>0.000944</text:p>
          </table:table-cell>
          <table:table-cell table:formula="of:=AVERAGE([.H197:.H201])" office:value-type="float" office:value="0.342154" calcext:value-type="float">
            <text:p>0.342154</text:p>
          </table:table-cell>
          <table:table-cell table:formula="of:=AVERAGE([.I197:.I201])" office:value-type="float" office:value="6.506678" calcext:value-type="float">
            <text:p>6.506678</text:p>
          </table:table-cell>
          <table:table-cell table:formula="of:=AVERAGE([.J197:.J201])" office:value-type="float" office:value="0.041812" calcext:value-type="float">
            <text:p>0.041812</text:p>
          </table:table-cell>
          <table:table-cell table:formula="of:=AVERAGE([.K197:.K201])" office:value-type="float" office:value="0.041812" calcext:value-type="float">
            <text:p>0.041812</text:p>
          </table:table-cell>
          <table:table-cell table:formula="of:=AVERAGE([.L197:.L201])" office:value-type="float" office:value="0.000158" calcext:value-type="float">
            <text:p>0.000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26.5667" calcext:value-type="float">
            <text:p>26.566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6.50826" calcext:value-type="float">
            <text:p>6.50826</text:p>
          </table:table-cell>
          <table:table-cell table:number-columns-repeated="2" office:value-type="float" office:value="0.04173" calcext:value-type="float">
            <text:p>0.04173</text:p>
          </table:table-cell>
          <table:table-cell office:value-type="float" office:value="0.00006" calcext:value-type="float">
            <text:p>6E-05</text:p>
          </table:table-cell>
          <table:table-cell office:value-type="float" office:value="337515.04812" calcext:value-type="float">
            <text:p>337515.04812</text:p>
          </table:table-cell>
          <table:table-cell office:value-type="float" office:value="125.190854" calcext:value-type="float">
            <text:p>125.19085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26.57129" calcext:value-type="float">
            <text:p>26.57129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34555" calcext:value-type="float">
            <text:p>0.34555</text:p>
          </table:table-cell>
          <table:table-cell office:value-type="float" office:value="6.49982" calcext:value-type="float">
            <text:p>6.49982</text:p>
          </table:table-cell>
          <table:table-cell table:number-columns-repeated="2" office:value-type="float" office:value="0.04173" calcext:value-type="float">
            <text:p>0.04173</text:p>
          </table:table-cell>
          <table:table-cell office:value-type="float" office:value="0.00006" calcext:value-type="float">
            <text:p>6E-05</text:p>
          </table:table-cell>
          <table:table-cell office:value-type="float" office:value="336612.679072" calcext:value-type="float">
            <text:p>336612.679072</text:p>
          </table:table-cell>
          <table:table-cell office:value-type="float" office:value="125.073043" calcext:value-type="float">
            <text:p>125.07304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26.56507" calcext:value-type="float">
            <text:p>26.56507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34178" calcext:value-type="float">
            <text:p>0.34178</text:p>
          </table:table-cell>
          <table:table-cell office:value-type="float" office:value="6.51124" calcext:value-type="float">
            <text:p>6.51124</text:p>
          </table:table-cell>
          <table:table-cell table:number-columns-repeated="2" office:value-type="float" office:value="0.04177" calcext:value-type="float">
            <text:p>0.04177</text:p>
          </table:table-cell>
          <table:table-cell office:value-type="float" office:value="0.00006" calcext:value-type="float">
            <text:p>6E-05</text:p>
          </table:table-cell>
          <table:table-cell office:value-type="float" office:value="337929.864146" calcext:value-type="float">
            <text:p>337929.864146</text:p>
          </table:table-cell>
          <table:table-cell office:value-type="float" office:value="125.236098" calcext:value-type="float">
            <text:p>125.23609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26.56631" calcext:value-type="float">
            <text:p>26.5663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34107" calcext:value-type="float">
            <text:p>0.34107</text:p>
          </table:table-cell>
          <table:table-cell office:value-type="float" office:value="6.51548" calcext:value-type="float">
            <text:p>6.51548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340066.924085" calcext:value-type="float">
            <text:p>340066.924085</text:p>
          </table:table-cell>
          <table:table-cell office:value-type="float" office:value="125.304416" calcext:value-type="float">
            <text:p>125.304416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0.13821" calcext:value-type="float">
            <text:p>0.13821</text:p>
          </table:table-cell>
          <table:table-cell office:value-type="float" office:value="0.23785" calcext:value-type="float">
            <text:p>0.2378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254.58581" calcext:value-type="float">
            <text:p>254.58581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3819.190688" calcext:value-type="float">
            <text:p>3819.190688</text:p>
          </table:table-cell>
          <table:table-cell table:formula="of:=AVERAGE([.N202:.N206])" office:value-type="float" office:value="3820.7907944" calcext:value-type="float">
            <text:p>3820.7907944</text:p>
          </table:table-cell>
          <table:table-cell table:number-columns-repeated="2"/>
          <table:table-cell table:formula="of:=AVERAGE([.E202:.E206])" office:value-type="float" office:value="0.029836" calcext:value-type="float">
            <text:p>0.029836</text:p>
          </table:table-cell>
          <table:table-cell table:formula="of:=AVERAGE([.F202:.F206])" office:value-type="float" office:value="0.138188" calcext:value-type="float">
            <text:p>0.138188</text:p>
          </table:table-cell>
          <table:table-cell table:formula="of:=AVERAGE([.G202:.G206])" office:value-type="float" office:value="0.00001" calcext:value-type="float">
            <text:p>1E-05</text:p>
          </table:table-cell>
          <table:table-cell table:formula="of:=AVERAGE([.H202:.H206])" office:value-type="float" office:value="0.023736" calcext:value-type="float">
            <text:p>0.023736</text:p>
          </table:table-cell>
          <table:table-cell table:formula="of:=AVERAGE([.I202:.I206])" office:value-type="float" office:value="254.706382" calcext:value-type="float">
            <text:p>254.706382</text:p>
          </table:table-cell>
          <table:table-cell table:formula="of:=AVERAGE([.J202:.J206])" office:value-type="float" office:value="0.00002" calcext:value-type="float">
            <text:p>2E-05</text:p>
          </table:table-cell>
          <table:table-cell table:formula="of:=AVERAGE([.K202:.K206])" office:value-type="float" office:value="0.00002" calcext:value-type="float">
            <text:p>2E-05</text:p>
          </table:table-cell>
          <table:table-cell table:formula="of:=AVERAGE([.L202:.L206])" office:value-type="float" office:value="0.000054" calcext:value-type="float">
            <text:p>5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10774" calcext:value-type="float">
            <text:p>0.1077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255.5714" calcext:value-type="float">
            <text:p>255.5714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3833.705991" calcext:value-type="float">
            <text:p>3833.70599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12185" calcext:value-type="float">
            <text:p>0.1218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253.4202" calcext:value-type="float">
            <text:p>253.4202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3801.457979" calcext:value-type="float">
            <text:p>3801.45797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10153" calcext:value-type="float">
            <text:p>0.1015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253.49415" calcext:value-type="float">
            <text:p>253.49415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3802.540025" calcext:value-type="float">
            <text:p>3802.54002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12197" calcext:value-type="float">
            <text:p>0.1219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256.46035" calcext:value-type="float">
            <text:p>256.46035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3847.059289" calcext:value-type="float">
            <text:p>3847.05928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373.83592" calcext:value-type="float">
            <text:p>373.83592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5607.673677" calcext:value-type="float">
            <text:p>5607.673677</text:p>
          </table:table-cell>
          <table:table-cell table:formula="of:=AVERAGE([.N207:.N211])" office:value-type="float" office:value="5611.7870556" calcext:value-type="float">
            <text:p>5611.7870556</text:p>
          </table:table-cell>
          <table:table-cell table:number-columns-repeated="2"/>
          <table:table-cell table:formula="of:=AVERAGE([.E207:.E211])" office:value-type="float" office:value="0.002802" calcext:value-type="float">
            <text:p>0.002802</text:p>
          </table:table-cell>
          <table:table-cell table:formula="of:=AVERAGE([.F207:.F211])" office:value-type="float" office:value="0.10374" calcext:value-type="float">
            <text:p>0.10374</text:p>
          </table:table-cell>
          <table:table-cell table:formula="of:=AVERAGE([.G207:.G211])" office:value-type="float" office:value="0.000008" calcext:value-type="float">
            <text:p>8E-06</text:p>
          </table:table-cell>
          <table:table-cell table:formula="of:=AVERAGE([.H207:.H211])" office:value-type="float" office:value="0.021622" calcext:value-type="float">
            <text:p>0.021622</text:p>
          </table:table-cell>
          <table:table-cell table:formula="of:=AVERAGE([.I207:.I211])" office:value-type="float" office:value="374.110244" calcext:value-type="float">
            <text:p>374.110244</text:p>
          </table:table-cell>
          <table:table-cell table:formula="of:=AVERAGE([.J207:.J211])" office:value-type="float" office:value="0.00002" calcext:value-type="float">
            <text:p>2E-05</text:p>
          </table:table-cell>
          <table:table-cell table:formula="of:=AVERAGE([.K207:.K211])" office:value-type="float" office:value="0.00002" calcext:value-type="float">
            <text:p>2E-05</text:p>
          </table:table-cell>
          <table:table-cell table:formula="of:=AVERAGE([.L207:.L211])" office:value-type="float" office:value="0.000064" calcext:value-type="float">
            <text:p>6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10489" calcext:value-type="float">
            <text:p>0.1048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374.27493" calcext:value-type="float">
            <text:p>374.27493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5614.258959" calcext:value-type="float">
            <text:p>5614.25895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10392" calcext:value-type="float">
            <text:p>0.1039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149" calcext:value-type="float">
            <text:p>0.02149</text:p>
          </table:table-cell>
          <table:table-cell office:value-type="float" office:value="374.57255" calcext:value-type="float">
            <text:p>374.57255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5618.721752" calcext:value-type="float">
            <text:p>5618.72175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10112" calcext:value-type="float">
            <text:p>0.10112</text:p>
          </table:table-cell>
          <table:table-cell office:value-type="float" office:value="0" calcext:value-type="float">
            <text:p>0</text:p>
          </table:table-cell>
          <table:table-cell office:value-type="float" office:value="0.02065" calcext:value-type="float">
            <text:p>0.02065</text:p>
          </table:table-cell>
          <table:table-cell office:value-type="float" office:value="374.19268" calcext:value-type="float">
            <text:p>374.19268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5613.019761" calcext:value-type="float">
            <text:p>5613.01976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10438" calcext:value-type="float">
            <text:p>0.1043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373.67514" calcext:value-type="float">
            <text:p>373.67514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5605.261129" calcext:value-type="float">
            <text:p>5605.26112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652.47585" calcext:value-type="float">
            <text:p>652.47585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787.28363" calcext:value-type="float">
            <text:p>9787.28363</text:p>
          </table:table-cell>
          <table:table-cell table:formula="of:=AVERAGE([.N212:.N216])" office:value-type="float" office:value="9785.217211" calcext:value-type="float">
            <text:p>9785.217211</text:p>
          </table:table-cell>
          <table:table-cell table:number-columns-repeated="2"/>
          <table:table-cell table:formula="of:=AVERAGE([.E212:.E216])" office:value-type="float" office:value="0.003294" calcext:value-type="float">
            <text:p>0.003294</text:p>
          </table:table-cell>
          <table:table-cell table:formula="of:=AVERAGE([.F212:.F216])" office:value-type="float" office:value="0.107816" calcext:value-type="float">
            <text:p>0.107816</text:p>
          </table:table-cell>
          <table:table-cell table:formula="of:=AVERAGE([.G212:.G216])" office:value-type="float" office:value="0.00001" calcext:value-type="float">
            <text:p>1E-05</text:p>
          </table:table-cell>
          <table:table-cell table:formula="of:=AVERAGE([.H212:.H216])" office:value-type="float" office:value="0.021818" calcext:value-type="float">
            <text:p>0.021818</text:p>
          </table:table-cell>
          <table:table-cell table:formula="of:=AVERAGE([.I212:.I216])" office:value-type="float" office:value="652.338334" calcext:value-type="float">
            <text:p>652.338334</text:p>
          </table:table-cell>
          <table:table-cell table:formula="of:=AVERAGE([.J212:.J216])" office:value-type="float" office:value="0.00002" calcext:value-type="float">
            <text:p>2E-05</text:p>
          </table:table-cell>
          <table:table-cell table:formula="of:=AVERAGE([.K212:.K216])" office:value-type="float" office:value="0.00002" calcext:value-type="float">
            <text:p>2E-05</text:p>
          </table:table-cell>
          <table:table-cell table:formula="of:=AVERAGE([.L212:.L216])" office:value-type="float" office:value="0.000094" calcext:value-type="float">
            <text:p>9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10392" calcext:value-type="float">
            <text:p>0.1039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650.98925" calcext:value-type="float">
            <text:p>650.98925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764.976925" calcext:value-type="float">
            <text:p>9764.97692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10385" calcext:value-type="float">
            <text:p>0.1038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16" calcext:value-type="float">
            <text:p>0.0216</text:p>
          </table:table-cell>
          <table:table-cell office:value-type="float" office:value="652.354" calcext:value-type="float">
            <text:p>652.354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785.448166" calcext:value-type="float">
            <text:p>9785.44816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653.07863" calcext:value-type="float">
            <text:p>653.07863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796.325335" calcext:value-type="float">
            <text:p>9796.32533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10924" calcext:value-type="float">
            <text:p>0.1092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123" calcext:value-type="float">
            <text:p>0.02123</text:p>
          </table:table-cell>
          <table:table-cell office:value-type="float" office:value="652.79394" calcext:value-type="float">
            <text:p>652.79394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792.051999" calcext:value-type="float">
            <text:p>9792.05199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1220.79591" calcext:value-type="float">
            <text:p>1220.79591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18312.124664" calcext:value-type="float">
            <text:p>18312.124664</text:p>
          </table:table-cell>
          <table:table-cell table:formula="of:=AVERAGE([.N217:.N221])" office:value-type="float" office:value="18310.3067162" calcext:value-type="float">
            <text:p>18310.3067162</text:p>
          </table:table-cell>
          <table:table-cell table:number-columns-repeated="2"/>
          <table:table-cell table:formula="of:=AVERAGE([.E217:.E221])" office:value-type="float" office:value="0.004428" calcext:value-type="float">
            <text:p>0.004428</text:p>
          </table:table-cell>
          <table:table-cell table:formula="of:=AVERAGE([.F217:.F221])" office:value-type="float" office:value="0.133644" calcext:value-type="float">
            <text:p>0.133644</text:p>
          </table:table-cell>
          <table:table-cell table:formula="of:=AVERAGE([.G217:.G221])" office:value-type="float" office:value="0.00001" calcext:value-type="float">
            <text:p>1E-05</text:p>
          </table:table-cell>
          <table:table-cell table:formula="of:=AVERAGE([.H217:.H221])" office:value-type="float" office:value="0.023566" calcext:value-type="float">
            <text:p>0.023566</text:p>
          </table:table-cell>
          <table:table-cell table:formula="of:=AVERAGE([.I217:.I221])" office:value-type="float" office:value="1220.675182" calcext:value-type="float">
            <text:p>1220.675182</text:p>
          </table:table-cell>
          <table:table-cell table:formula="of:=AVERAGE([.J217:.J221])" office:value-type="float" office:value="0.00002" calcext:value-type="float">
            <text:p>2E-05</text:p>
          </table:table-cell>
          <table:table-cell table:formula="of:=AVERAGE([.K217:.K221])" office:value-type="float" office:value="0.00002" calcext:value-type="float">
            <text:p>2E-05</text:p>
          </table:table-cell>
          <table:table-cell table:formula="of:=AVERAGE([.L217:.L221])" office:value-type="float" office:value="0.000112" calcext:value-type="float">
            <text:p>0.000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10698" calcext:value-type="float">
            <text:p>0.1069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195" calcext:value-type="float">
            <text:p>0.02195</text:p>
          </table:table-cell>
          <table:table-cell office:value-type="float" office:value="1220.19227" calcext:value-type="float">
            <text:p>1220.19227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18303.034925" calcext:value-type="float">
            <text:p>18303.03492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1220.79591" calcext:value-type="float">
            <text:p>1220.79591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18312.124664" calcext:value-type="float">
            <text:p>18312.12466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1220.79591" calcext:value-type="float">
            <text:p>1220.79591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18312.124664" calcext:value-type="float">
            <text:p>18312.12466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1220.79591" calcext:value-type="float">
            <text:p>1220.79591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18312.124664" calcext:value-type="float">
            <text:p>18312.1246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.33182" calcext:value-type="float">
            <text:p>1.33182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18821" calcext:value-type="float">
            <text:p>0.18821</text:p>
          </table:table-cell>
          <table:table-cell office:value-type="float" office:value="1.28227" calcext:value-type="float">
            <text:p>1.28227</text:p>
          </table:table-cell>
          <table:table-cell table:number-columns-repeated="2" office:value-type="float" office:value="0.00337" calcext:value-type="float">
            <text:p>0.0033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1426.843875" calcext:value-type="float">
            <text:p>11426.843875</text:p>
          </table:table-cell>
          <table:table-cell office:value-type="float" office:value="21.371562" calcext:value-type="float">
            <text:p>21.371562</text:p>
          </table:table-cell>
          <table:table-cell table:formula="of:=AVERAGE([.N222:.N226])" office:value-type="float" office:value="20.7967696" calcext:value-type="float">
            <text:p>20.7967696</text:p>
          </table:table-cell>
          <table:table-cell table:number-columns-repeated="2"/>
          <table:table-cell table:formula="of:=AVERAGE([.E222:.E226])" office:value-type="float" office:value="1.204674" calcext:value-type="float">
            <text:p>1.204674</text:p>
          </table:table-cell>
          <table:table-cell table:formula="of:=AVERAGE([.F222:.F226])" office:value-type="float" office:value="0.119824" calcext:value-type="float">
            <text:p>0.119824</text:p>
          </table:table-cell>
          <table:table-cell table:formula="of:=AVERAGE([.G222:.G226])" office:value-type="float" office:value="0.000564" calcext:value-type="float">
            <text:p>0.000564</text:p>
          </table:table-cell>
          <table:table-cell table:formula="of:=AVERAGE([.H222:.H226])" office:value-type="float" office:value="0.188774" calcext:value-type="float">
            <text:p>0.188774</text:p>
          </table:table-cell>
          <table:table-cell table:formula="of:=AVERAGE([.I222:.I226])" office:value-type="float" office:value="1.281882" calcext:value-type="float">
            <text:p>1.281882</text:p>
          </table:table-cell>
          <table:table-cell table:formula="of:=AVERAGE([.J222:.J226])" office:value-type="float" office:value="0.003362" calcext:value-type="float">
            <text:p>0.003362</text:p>
          </table:table-cell>
          <table:table-cell table:formula="of:=AVERAGE([.K222:.K226])" office:value-type="float" office:value="0.003362" calcext:value-type="float">
            <text:p>0.003362</text:p>
          </table:table-cell>
          <table:table-cell table:formula="of:=AVERAGE([.L222:.L226])"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.17346" calcext:value-type="float">
            <text:p>1.1734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18791" calcext:value-type="float">
            <text:p>0.18791</text:p>
          </table:table-cell>
          <table:table-cell office:value-type="float" office:value="1.27974" calcext:value-type="float">
            <text:p>1.27974</text:p>
          </table:table-cell>
          <table:table-cell table:number-columns-repeated="2" office:value-type="float" office:value="0.00336" calcext:value-type="float">
            <text:p>0.00336</text:p>
          </table:table-cell>
          <table:table-cell office:value-type="float" office:value="0.00006" calcext:value-type="float">
            <text:p>6E-05</text:p>
          </table:table-cell>
          <table:table-cell office:value-type="float" office:value="11278.962317" calcext:value-type="float">
            <text:p>11278.962317</text:p>
          </table:table-cell>
          <table:table-cell office:value-type="float" office:value="20.621442" calcext:value-type="float">
            <text:p>20.62144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.17315" calcext:value-type="float">
            <text:p>1.17315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18901" calcext:value-type="float">
            <text:p>0.18901</text:p>
          </table:table-cell>
          <table:table-cell office:value-type="float" office:value="1.2855" calcext:value-type="float">
            <text:p>1.2855</text:p>
          </table:table-cell>
          <table:table-cell table:number-columns-repeated="2" office:value-type="float" office:value="0.00336" calcext:value-type="float">
            <text:p>0.00336</text:p>
          </table:table-cell>
          <table:table-cell office:value-type="float" office:value="0.00006" calcext:value-type="float">
            <text:p>6E-05</text:p>
          </table:table-cell>
          <table:table-cell office:value-type="float" office:value="11530.262895" calcext:value-type="float">
            <text:p>11530.262895</text:p>
          </table:table-cell>
          <table:table-cell office:value-type="float" office:value="20.710199" calcext:value-type="float">
            <text:p>20.71019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.17244" calcext:value-type="float">
            <text:p>1.17244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1.27926" calcext:value-type="float">
            <text:p>1.27926</text:p>
          </table:table-cell>
          <table:table-cell table:number-columns-repeated="2" office:value-type="float" office:value="0.00336" calcext:value-type="float">
            <text:p>0.00336</text:p>
          </table:table-cell>
          <table:table-cell office:value-type="float" office:value="0.00006" calcext:value-type="float">
            <text:p>6E-05</text:p>
          </table:table-cell>
          <table:table-cell office:value-type="float" office:value="11251.397522" calcext:value-type="float">
            <text:p>11251.397522</text:p>
          </table:table-cell>
          <table:table-cell office:value-type="float" office:value="20.616041" calcext:value-type="float">
            <text:p>20.61604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1.1725" calcext:value-type="float">
            <text:p>1.1725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18807" calcext:value-type="float">
            <text:p>0.18807</text:p>
          </table:table-cell>
          <table:table-cell office:value-type="float" office:value="1.28264" calcext:value-type="float">
            <text:p>1.28264</text:p>
          </table:table-cell>
          <table:table-cell table:number-columns-repeated="2" office:value-type="float" office:value="0.00336" calcext:value-type="float">
            <text:p>0.00336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368.955142" calcext:value-type="float">
            <text:p>11368.955142</text:p>
          </table:table-cell>
          <table:table-cell office:value-type="float" office:value="20.664604" calcext:value-type="float">
            <text:p>20.66460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float" office:value="2.9199" calcext:value-type="float">
            <text:p>2.91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19026" calcext:value-type="float">
            <text:p>0.19026</text:p>
          </table:table-cell>
          <table:table-cell office:value-type="float" office:value="1.30851" calcext:value-type="float">
            <text:p>1.30851</text:p>
          </table:table-cell>
          <table:table-cell table:number-columns-repeated="2" office:value-type="float" office:value="0.00655" calcext:value-type="float">
            <text:p>0.00655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199.144421" calcext:value-type="float">
            <text:p>11199.144421</text:p>
          </table:table-cell>
          <table:table-cell office:value-type="float" office:value="22.852859" calcext:value-type="float">
            <text:p>22.852859</text:p>
          </table:table-cell>
          <table:table-cell table:formula="of:=AVERAGE([.N227:.N231])" office:value-type="float" office:value="22.837535" calcext:value-type="float">
            <text:p>22.837535</text:p>
          </table:table-cell>
          <table:table-cell table:number-columns-repeated="2"/>
          <table:table-cell table:formula="of:=AVERAGE([.E227:.E231])" office:value-type="float" office:value="2.91945" calcext:value-type="float">
            <text:p>2.91945</text:p>
          </table:table-cell>
          <table:table-cell table:formula="of:=AVERAGE([.F227:.F231])" office:value-type="float" office:value="0.009396" calcext:value-type="float">
            <text:p>0.009396</text:p>
          </table:table-cell>
          <table:table-cell table:formula="of:=AVERAGE([.G227:.G231])" office:value-type="float" office:value="0.000566" calcext:value-type="float">
            <text:p>0.000566</text:p>
          </table:table-cell>
          <table:table-cell table:formula="of:=AVERAGE([.H227:.H231])" office:value-type="float" office:value="0.190244" calcext:value-type="float">
            <text:p>0.190244</text:p>
          </table:table-cell>
          <table:table-cell table:formula="of:=AVERAGE([.I227:.I231])" office:value-type="float" office:value="1.307548" calcext:value-type="float">
            <text:p>1.307548</text:p>
          </table:table-cell>
          <table:table-cell table:formula="of:=AVERAGE([.J227:.J231])" office:value-type="float" office:value="0.006556" calcext:value-type="float">
            <text:p>0.006556</text:p>
          </table:table-cell>
          <table:table-cell table:formula="of:=AVERAGE([.K227:.K231])" office:value-type="float" office:value="0.006556" calcext:value-type="float">
            <text:p>0.006556</text:p>
          </table:table-cell>
          <table:table-cell table:formula="of:=AVERAGE([.L227:.L231])" office:value-type="float" office:value="0.000046" calcext:value-type="float">
            <text:p>4.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float" office:value="2.92001" calcext:value-type="float">
            <text:p>2.92001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18999" calcext:value-type="float">
            <text:p>0.18999</text:p>
          </table:table-cell>
          <table:table-cell office:value-type="float" office:value="1.30452" calcext:value-type="float">
            <text:p>1.30452</text:p>
          </table:table-cell>
          <table:table-cell table:number-columns-repeated="2" office:value-type="float" office:value="0.00655" calcext:value-type="float">
            <text:p>0.00655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385.092974" calcext:value-type="float">
            <text:p>11385.092974</text:p>
          </table:table-cell>
          <table:table-cell office:value-type="float" office:value="22.791706" calcext:value-type="float">
            <text:p>22.79170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float" office:value="2.91967" calcext:value-type="float">
            <text:p>2.91967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19011" calcext:value-type="float">
            <text:p>0.19011</text:p>
          </table:table-cell>
          <table:table-cell office:value-type="float" office:value="1.30322" calcext:value-type="float">
            <text:p>1.30322</text:p>
          </table:table-cell>
          <table:table-cell table:number-columns-repeated="2" office:value-type="float" office:value="0.00655" calcext:value-type="float">
            <text:p>0.00655</text:p>
          </table:table-cell>
          <table:table-cell office:value-type="float" office:value="0.00007" calcext:value-type="float">
            <text:p>7E-05</text:p>
          </table:table-cell>
          <table:table-cell office:value-type="float" office:value="11386.646761" calcext:value-type="float">
            <text:p>11386.646761</text:p>
          </table:table-cell>
          <table:table-cell office:value-type="float" office:value="22.771868" calcext:value-type="float">
            <text:p>22.77186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float" office:value="2.91951" calcext:value-type="float">
            <text:p>2.91951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18901" calcext:value-type="float">
            <text:p>0.18901</text:p>
          </table:table-cell>
          <table:table-cell office:value-type="float" office:value="1.30453" calcext:value-type="float">
            <text:p>1.30453</text:p>
          </table:table-cell>
          <table:table-cell table:number-columns-repeated="2" office:value-type="float" office:value="0.00655" calcext:value-type="float">
            <text:p>0.00655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382.595109" calcext:value-type="float">
            <text:p>11382.595109</text:p>
          </table:table-cell>
          <table:table-cell office:value-type="float" office:value="22.792561" calcext:value-type="float">
            <text:p>22.79256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office:value-type="float" office:value="2.91816" calcext:value-type="float">
            <text:p>2.91816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19185" calcext:value-type="float">
            <text:p>0.19185</text:p>
          </table:table-cell>
          <table:table-cell office:value-type="float" office:value="1.31696" calcext:value-type="float">
            <text:p>1.31696</text:p>
          </table:table-cell>
          <table:table-cell table:number-columns-repeated="2" office:value-type="float" office:value="0.00658" calcext:value-type="float">
            <text:p>0.00658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309.121685" calcext:value-type="float">
            <text:p>11309.121685</text:p>
          </table:table-cell>
          <table:table-cell office:value-type="float" office:value="22.978681" calcext:value-type="float">
            <text:p>22.97868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office:value-type="float" office:value="6.48555" calcext:value-type="float">
            <text:p>6.48555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192" calcext:value-type="float">
            <text:p>0.192</text:p>
          </table:table-cell>
          <table:table-cell office:value-type="float" office:value="1.50983" calcext:value-type="float">
            <text:p>1.50983</text:p>
          </table:table-cell>
          <table:table-cell table:number-columns-repeated="2" office:value-type="float" office:value="0.01296" calcext:value-type="float">
            <text:p>0.01296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260.155776" calcext:value-type="float">
            <text:p>11260.155776</text:p>
          </table:table-cell>
          <table:table-cell office:value-type="float" office:value="29.53969" calcext:value-type="float">
            <text:p>29.53969</text:p>
          </table:table-cell>
          <table:table-cell table:formula="of:=AVERAGE([.N232:.N236])" office:value-type="float" office:value="30.5553868" calcext:value-type="float">
            <text:p>30.5553868</text:p>
          </table:table-cell>
          <table:table-cell table:number-columns-repeated="2"/>
          <table:table-cell table:formula="of:=AVERAGE([.E232:.E236])" office:value-type="float" office:value="6.485434" calcext:value-type="float">
            <text:p>6.485434</text:p>
          </table:table-cell>
          <table:table-cell table:formula="of:=AVERAGE([.F232:.F236])" office:value-type="float" office:value="0.01001" calcext:value-type="float">
            <text:p>0.01001</text:p>
          </table:table-cell>
          <table:table-cell table:formula="of:=AVERAGE([.G232:.G236])" office:value-type="float" office:value="0.000604" calcext:value-type="float">
            <text:p>0.000604</text:p>
          </table:table-cell>
          <table:table-cell table:formula="of:=AVERAGE([.H232:.H236])" office:value-type="float" office:value="0.196708" calcext:value-type="float">
            <text:p>0.196708</text:p>
          </table:table-cell>
          <table:table-cell table:formula="of:=AVERAGE([.I232:.I236])" office:value-type="float" office:value="1.576916" calcext:value-type="float">
            <text:p>1.576916</text:p>
          </table:table-cell>
          <table:table-cell table:formula="of:=AVERAGE([.J232:.J236])" office:value-type="float" office:value="0.01322" calcext:value-type="float">
            <text:p>0.01322</text:p>
          </table:table-cell>
          <table:table-cell table:formula="of:=AVERAGE([.K232:.K236])" office:value-type="float" office:value="0.01322" calcext:value-type="float">
            <text:p>0.01322</text:p>
          </table:table-cell>
          <table:table-cell table:formula="of:=AVERAGE([.L232:.L236])" office:value-type="float" office:value="0.000046" calcext:value-type="float">
            <text:p>4.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office:value-type="float" office:value="6.48865" calcext:value-type="float">
            <text:p>6.48865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19469" calcext:value-type="float">
            <text:p>0.19469</text:p>
          </table:table-cell>
          <table:table-cell office:value-type="float" office:value="1.52231" calcext:value-type="float">
            <text:p>1.52231</text:p>
          </table:table-cell>
          <table:table-cell table:number-columns-repeated="2" office:value-type="float" office:value="0.01305" calcext:value-type="float">
            <text:p>0.013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11235.926922" calcext:value-type="float">
            <text:p>11235.926922</text:p>
          </table:table-cell>
          <table:table-cell office:value-type="float" office:value="29.733521" calcext:value-type="float">
            <text:p>29.73352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office:value-type="float" office:value="6.48443" calcext:value-type="float">
            <text:p>6.48443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19408" calcext:value-type="float">
            <text:p>0.19408</text:p>
          </table:table-cell>
          <table:table-cell office:value-type="float" office:value="1.52988" calcext:value-type="float">
            <text:p>1.52988</text:p>
          </table:table-cell>
          <table:table-cell table:number-columns-repeated="2" office:value-type="float" office:value="0.01312" calcext:value-type="float">
            <text:p>0.01312</text:p>
          </table:table-cell>
          <table:table-cell office:value-type="float" office:value="0.00005" calcext:value-type="float">
            <text:p>5E-05</text:p>
          </table:table-cell>
          <table:table-cell office:value-type="float" office:value="11345.360756" calcext:value-type="float">
            <text:p>11345.360756</text:p>
          </table:table-cell>
          <table:table-cell office:value-type="float" office:value="29.843243" calcext:value-type="float">
            <text:p>29.84324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office:value-type="float" office:value="6.48898" calcext:value-type="float">
            <text:p>6.48898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1.63755" calcext:value-type="float">
            <text:p>1.63755</text:p>
          </table:table-cell>
          <table:table-cell table:number-columns-repeated="2" office:value-type="float" office:value="0.01343" calcext:value-type="float">
            <text:p>0.01343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222.686651" calcext:value-type="float">
            <text:p>11222.686651</text:p>
          </table:table-cell>
          <table:table-cell office:value-type="float" office:value="31.470411" calcext:value-type="float">
            <text:p>31.47041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office:value-type="float" office:value="6.47956" calcext:value-type="float">
            <text:p>6.47956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20618" calcext:value-type="float">
            <text:p>0.20618</text:p>
          </table:table-cell>
          <table:table-cell office:value-type="float" office:value="1.68501" calcext:value-type="float">
            <text:p>1.68501</text:p>
          </table:table-cell>
          <table:table-cell table:number-columns-repeated="2" office:value-type="float" office:value="0.01354" calcext:value-type="float">
            <text:p>0.01354</text:p>
          </table:table-cell>
          <table:table-cell office:value-type="float" office:value="0.00004" calcext:value-type="float">
            <text:p>4E-05</text:p>
          </table:table-cell>
          <table:table-cell office:value-type="float" office:value="11080.901078" calcext:value-type="float">
            <text:p>11080.901078</text:p>
          </table:table-cell>
          <table:table-cell office:value-type="float" office:value="32.190069" calcext:value-type="float">
            <text:p>32.19006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office:value-type="float" office:value="18.11566" calcext:value-type="float">
            <text:p>18.1156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20934" calcext:value-type="float">
            <text:p>0.20934</text:p>
          </table:table-cell>
          <table:table-cell office:value-type="float" office:value="3.9898" calcext:value-type="float">
            <text:p>3.9898</text:p>
          </table:table-cell>
          <table:table-cell table:number-columns-repeated="2" office:value-type="float" office:value="0.0269" calcext:value-type="float">
            <text:p>0.0269</text:p>
          </table:table-cell>
          <table:table-cell office:value-type="float" office:value="0.00009" calcext:value-type="float">
            <text:p>9E-05</text:p>
          </table:table-cell>
          <table:table-cell office:value-type="float" office:value="11208.185028" calcext:value-type="float">
            <text:p>11208.185028</text:p>
          </table:table-cell>
          <table:table-cell office:value-type="float" office:value="78.606186" calcext:value-type="float">
            <text:p>78.606186</text:p>
          </table:table-cell>
          <table:table-cell table:formula="of:=AVERAGE([.N237:.N241])" office:value-type="float" office:value="78.5773348" calcext:value-type="float">
            <text:p>78.5773348</text:p>
          </table:table-cell>
          <table:table-cell table:number-columns-repeated="2"/>
          <table:table-cell table:formula="of:=AVERAGE([.E237:.E241])" office:value-type="float" office:value="18.11794" calcext:value-type="float">
            <text:p>18.11794</text:p>
          </table:table-cell>
          <table:table-cell table:formula="of:=AVERAGE([.F237:.F241])" office:value-type="float" office:value="0.009376" calcext:value-type="float">
            <text:p>0.009376</text:p>
          </table:table-cell>
          <table:table-cell table:formula="of:=AVERAGE([.G237:.G241])" office:value-type="float" office:value="0.00065" calcext:value-type="float">
            <text:p>0.00065</text:p>
          </table:table-cell>
          <table:table-cell table:formula="of:=AVERAGE([.H237:.H241])" office:value-type="float" office:value="0.202812" calcext:value-type="float">
            <text:p>0.202812</text:p>
          </table:table-cell>
          <table:table-cell table:formula="of:=AVERAGE([.I237:.I241])" office:value-type="float" office:value="3.988018" calcext:value-type="float">
            <text:p>3.988018</text:p>
          </table:table-cell>
          <table:table-cell table:formula="of:=AVERAGE([.J237:.J241])" office:value-type="float" office:value="0.027106" calcext:value-type="float">
            <text:p>0.027106</text:p>
          </table:table-cell>
          <table:table-cell table:formula="of:=AVERAGE([.K237:.K241])" office:value-type="float" office:value="0.027106" calcext:value-type="float">
            <text:p>0.027106</text:p>
          </table:table-cell>
          <table:table-cell table:formula="of:=AVERAGE([.L237:.L241])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office:value-type="float" office:value="18.11127" calcext:value-type="float">
            <text:p>18.11127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20182" calcext:value-type="float">
            <text:p>0.20182</text:p>
          </table:table-cell>
          <table:table-cell office:value-type="float" office:value="3.98605" calcext:value-type="float">
            <text:p>3.98605</text:p>
          </table:table-cell>
          <table:table-cell table:number-columns-repeated="2" office:value-type="float" office:value="0.0273" calcext:value-type="float">
            <text:p>0.0273</text:p>
          </table:table-cell>
          <table:table-cell office:value-type="float" office:value="0.00007" calcext:value-type="float">
            <text:p>7E-05</text:p>
          </table:table-cell>
          <table:table-cell office:value-type="float" office:value="11227.044362" calcext:value-type="float">
            <text:p>11227.044362</text:p>
          </table:table-cell>
          <table:table-cell office:value-type="float" office:value="78.542649" calcext:value-type="float">
            <text:p>78.54264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office:value-type="float" office:value="18.11984" calcext:value-type="float">
            <text:p>18.11984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20018" calcext:value-type="float">
            <text:p>0.20018</text:p>
          </table:table-cell>
          <table:table-cell office:value-type="float" office:value="3.98533" calcext:value-type="float">
            <text:p>3.98533</text:p>
          </table:table-cell>
          <table:table-cell table:number-columns-repeated="2" office:value-type="float" office:value="0.02667" calcext:value-type="float">
            <text:p>0.02667</text:p>
          </table:table-cell>
          <table:table-cell office:value-type="float" office:value="0.00006" calcext:value-type="float">
            <text:p>6E-05</text:p>
          </table:table-cell>
          <table:table-cell office:value-type="float" office:value="11198.435987" calcext:value-type="float">
            <text:p>11198.435987</text:p>
          </table:table-cell>
          <table:table-cell office:value-type="float" office:value="78.529026" calcext:value-type="float">
            <text:p>78.52902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office:value-type="float" office:value="18.12458" calcext:value-type="float">
            <text:p>18.12458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2013" calcext:value-type="float">
            <text:p>0.2013</text:p>
          </table:table-cell>
          <table:table-cell office:value-type="float" office:value="3.98652" calcext:value-type="float">
            <text:p>3.98652</text:p>
          </table:table-cell>
          <table:table-cell table:number-columns-repeated="2" office:value-type="float" office:value="0.02729" calcext:value-type="float">
            <text:p>0.02729</text:p>
          </table:table-cell>
          <table:table-cell office:value-type="float" office:value="0.00006" calcext:value-type="float">
            <text:p>6E-05</text:p>
          </table:table-cell>
          <table:table-cell office:value-type="float" office:value="11052.111482" calcext:value-type="float">
            <text:p>11052.111482</text:p>
          </table:table-cell>
          <table:table-cell office:value-type="float" office:value="78.562615" calcext:value-type="float">
            <text:p>78.56261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office:value-type="float" office:value="18.11835" calcext:value-type="float">
            <text:p>18.11835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20142" calcext:value-type="float">
            <text:p>0.20142</text:p>
          </table:table-cell>
          <table:table-cell office:value-type="float" office:value="3.99239" calcext:value-type="float">
            <text:p>3.99239</text:p>
          </table:table-cell>
          <table:table-cell table:number-columns-repeated="2" office:value-type="float" office:value="0.02737" calcext:value-type="float">
            <text:p>0.02737</text:p>
          </table:table-cell>
          <table:table-cell office:value-type="float" office:value="0.00008" calcext:value-type="float">
            <text:p>8E-05</text:p>
          </table:table-cell>
          <table:table-cell office:value-type="float" office:value="11244.687351" calcext:value-type="float">
            <text:p>11244.687351</text:p>
          </table:table-cell>
          <table:table-cell office:value-type="float" office:value="78.646198" calcext:value-type="float">
            <text:p>78.64619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1:16:21.618000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13:29:59.920126314</dc:date>
    <meta:editing-duration>PT17H49M38S</meta:editing-duration>
    <meta:editing-cycles>3</meta:editing-cycles>
    <meta:generator>LibreOffice/6.0.7.3$Linux_X86_64 LibreOffice_project/00m0$Build-3</meta:generator>
    <meta:document-statistic meta:table-count="1" meta:cell-count="3398" meta:object-count="0"/>
  </office:meta>
</office:document-meta>
</file>